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563in"/>
    </style:style>
    <style:style style:name="co2" style:family="table-column">
      <style:table-column-properties fo:break-before="auto" style:column-width="0.6307in"/>
    </style:style>
    <style:style style:name="co3" style:family="table-column">
      <style:table-column-properties fo:break-before="auto" style:column-width="1.1043in"/>
    </style:style>
    <style:style style:name="co4" style:family="table-column">
      <style:table-column-properties fo:break-before="auto" style:column-width="1.1898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5071in"/>
    </style:style>
    <style:style style:name="co7" style:family="table-column">
      <style:table-column-properties fo:break-before="auto" style:column-width="0.3028in"/>
    </style:style>
    <style:style style:name="co8" style:family="table-column">
      <style:table-column-properties fo:break-before="auto" style:column-width="0.472in"/>
    </style:style>
    <style:style style:name="co9" style:family="table-column">
      <style:table-column-properties fo:break-before="auto" style:column-width="1.0091in"/>
    </style:style>
    <style:style style:name="co10" style:family="table-column">
      <style:table-column-properties fo:break-before="auto" style:column-width="1.1252in"/>
    </style:style>
    <style:style style:name="co11" style:family="table-column">
      <style:table-column-properties fo:break-before="auto" style:column-width="1.048in"/>
    </style:style>
    <style:style style:name="co12" style:family="table-column">
      <style:table-column-properties fo:break-before="auto" style:column-width="0.5665in"/>
    </style:style>
    <style:style style:name="co13" style:family="table-column">
      <style:table-column-properties fo:break-before="auto" style:column-width="0.5043in"/>
    </style:style>
    <style:style style:name="co14" style:family="table-column">
      <style:table-column-properties fo:break-before="auto" style:column-width="0.4409in"/>
    </style:style>
    <style:style style:name="co15" style:family="table-column">
      <style:table-column-properties fo:break-before="auto" style:column-width="0.348in"/>
    </style:style>
    <style:style style:name="co16" style:family="table-column">
      <style:table-column-properties fo:break-before="auto" style:column-width="0.3752in"/>
    </style:style>
    <style:style style:name="co17" style:family="table-column">
      <style:table-column-properties fo:break-before="auto" style:column-width="0.5in"/>
    </style:style>
    <style:style style:name="co18" style:family="table-column">
      <style:table-column-properties fo:break-before="auto" style:column-width="0.5354in"/>
    </style:style>
    <style:style style:name="co19" style:family="table-column">
      <style:table-column-properties fo:break-before="auto" style:column-width="0.9102in"/>
    </style:style>
    <style:style style:name="co20" style:family="table-column">
      <style:table-column-properties fo:break-before="auto" style:column-width="0.889in"/>
    </style:style>
    <style:style style:name="co21" style:family="table-column">
      <style:table-column-properties fo:break-before="auto" style:column-width="1.011in"/>
    </style:style>
    <style:style style:name="co22" style:family="table-column">
      <style:table-column-properties fo:break-before="auto" style:column-width="0.461in"/>
    </style:style>
    <style:style style:name="co23" style:family="table-column">
      <style:table-column-properties fo:break-before="auto" style:column-width="1.6909in"/>
    </style:style>
    <style:style style:name="co24" style:family="table-column">
      <style:table-column-properties fo:break-before="auto" style:column-width="0.7654in"/>
    </style:style>
    <style:style style:name="co25" style:family="table-column">
      <style:table-column-properties fo:break-before="auto" style:column-width="1.0811in"/>
    </style:style>
    <style:style style:name="co26" style:family="table-column">
      <style:table-column-properties fo:break-before="auto" style:column-width="0.7398in"/>
    </style:style>
    <style:style style:name="co27" style:family="table-column">
      <style:table-column-properties fo:break-before="auto" style:column-width="0.9862in"/>
    </style:style>
    <style:style style:name="co28" style:family="table-column">
      <style:table-column-properties fo:break-before="auto" style:column-width="1.0291in"/>
    </style:style>
    <style:style style:name="co29" style:family="table-column">
      <style:table-column-properties fo:break-before="auto" style:column-width="1.0138in"/>
    </style:style>
    <style:style style:name="co30" style:family="table-column">
      <style:table-column-properties fo:break-before="auto" style:column-width="0.7827in"/>
    </style:style>
    <style:style style:name="co31" style:family="table-column">
      <style:table-column-properties fo:break-before="auto" style:column-width="1.2752in"/>
    </style:style>
    <style:style style:name="co32" style:family="table-column">
      <style:table-column-properties fo:break-before="auto" style:column-width="1.2638in"/>
    </style:style>
    <style:style style:name="co33" style:family="table-column">
      <style:table-column-properties fo:break-before="auto" style:column-width="1.1618in"/>
    </style:style>
    <style:style style:name="co34" style:family="table-column">
      <style:table-column-properties fo:break-before="auto" style:column-width="0.8126in"/>
    </style:style>
    <style:style style:name="co35" style:family="table-column">
      <style:table-column-properties fo:break-before="auto" style:column-width="0.4819in"/>
    </style:style>
    <style:style style:name="co36" style:family="table-column">
      <style:table-column-properties fo:break-before="auto" style:column-width="1.4791in"/>
    </style:style>
    <style:style style:name="ro1" style:family="table-row">
      <style:table-row-properties style:row-height="2.145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1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afd095" fo:border="0.06pt solid #666666"/>
    </style:style>
    <style:style style:name="ce3" style:family="table-cell" style:parent-style-name="Default">
      <style:table-cell-properties fo:background-color="#dde8cb" fo:border="0.06pt solid #666666"/>
    </style:style>
    <style:style style:name="ce4" style:family="table-cell" style:parent-style-name="Default">
      <style:table-cell-properties fo:border="0.06pt solid #666666"/>
    </style:style>
    <style:style style:name="ce15" style:family="table-cell" style:parent-style-name="Default" style:data-style-name="N61">
      <style:table-cell-properties fo:background-color="#afd095" fo:border="0.06pt solid #666666"/>
    </style:style>
    <style:style style:name="ce16" style:family="table-cell" style:parent-style-name="Default" style:data-style-name="N61">
      <style:table-cell-properties fo:background-color="#dde8cb" fo:border="0.06pt solid #666666"/>
    </style:style>
    <style:style style:name="ce17" style:family="table-cell" style:parent-style-name="Default">
      <style:table-cell-properties fo:background-color="#afd095"/>
    </style:style>
    <style:style style:name="ce18" style:family="table-cell" style:parent-style-name="Default" style:data-style-name="N137">
      <style:table-cell-properties fo:background-color="#afd095" fo:border="0.06pt solid #666666"/>
    </style:style>
    <style:style style:name="ce19" style:family="table-cell" style:parent-style-name="Default" style:data-style-name="N137">
      <style:table-cell-properties fo:background-color="#dde8cb" fo:border="0.06pt solid #666666"/>
    </style:style>
    <style:style style:name="ce26" style:family="table-cell" style:parent-style-name="Default">
      <style:table-cell-properties fo:border-bottom="none" style:text-align-source="fix" style:repeat-content="false" fo:border-left="0.99pt double #666666" style:border-line-width-left="0.0035in 0.0035in 0.0071in" fo:border-right="0.99pt double #666666" style:border-line-width-right="0.0035in 0.0035in 0.0071in" style:rotation-angle="270" style:shrink-to-fit="true" fo:border-top="none" style:vertical-align="middle"/>
      <style:paragraph-properties fo:text-align="center"/>
      <style:text-properties style:font-name="Consolas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-bottom="none" fo:background-color="#afd095" fo:border-left="1.56pt double #000000" style:border-line-width-left="0.0102in 0.0102in 0.0008in" fo:border-right="1.56pt double #000000" style:border-line-width-right="0.0102in 0.0102in 0.0008in" fo:border-top="none"/>
    </style:style>
    <style:style style:name="ce7" style:family="table-cell" style:parent-style-name="Default">
      <style:table-cell-properties fo:border-bottom="none" fo:background-color="#dde8cb" fo:border-left="1.56pt double #000000" style:border-line-width-left="0.0102in 0.0102in 0.0008in" fo:border-right="1.56pt double #000000" style:border-line-width-right="0.0102in 0.0102in 0.0008in" fo:border-top="none"/>
    </style:style>
    <style:style style:name="ce8" style:family="table-cell" style:parent-style-name="Default">
      <style:table-cell-properties fo:border-bottom="none" fo:border-left="1.56pt double #000000" style:border-line-width-left="0.0102in 0.0102in 0.0008in" fo:border-right="1.56pt double #000000" style:border-line-width-right="0.0102in 0.0102in 0.0008in" fo:border-top="none"/>
    </style:style>
    <style:style style:name="ce30" style:family="table-cell" style:parent-style-name="Default" style:data-style-name="N100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 style:data-style-name="N100">
      <style:table-cell-properties fo:background-color="#afd095" style:text-align-source="fix" style:repeat-content="true" fo:border="0.06pt solid #666666"/>
      <style:paragraph-properties fo:text-align="start"/>
    </style:style>
    <style:style style:name="ce22" style:family="table-cell" style:parent-style-name="Default" style:data-style-name="N100">
      <style:table-cell-properties fo:background-color="#dde8cb" style:text-align-source="fix" style:repeat-content="true" fo:border="0.06pt solid #666666"/>
      <style:paragraph-properties fo:text-align="start"/>
    </style:style>
    <style:style style:name="ce23" style:family="table-cell" style:parent-style-name="Default" style:data-style-name="N100">
      <style:table-cell-properties style:text-align-source="fix" style:repeat-content="true" fo:border="0.06pt solid #666666"/>
      <style:paragraph-properties fo:text-align="start"/>
    </style:style>
    <style:style style:name="ce24" style:family="table-cell" style:parent-style-name="Default" style:data-style-name="N100">
      <style:table-cell-properties style:text-align-source="fix" style:repeat-content="true"/>
      <style:paragraph-properties fo:text-align="start"/>
    </style:style>
    <style:style style:name="ce35" style:family="table-cell" style:parent-style-name="Default">
      <style:table-cell-properties fo:border-bottom="none" style:text-align-source="fix" style:repeat-content="false" fo:border-left="1.56pt double #000000" style:border-line-width-left="0.0102in 0.0102in 0.0008in" fo:border-right="1.56pt double #000000" style:border-line-width-right="0.0102in 0.0102in 0.0008in" style:rotation-angle="270" style:shrink-to-fit="true" fo:border-top="none" style:vertical-align="middle"/>
      <style:paragraph-properties fo:text-align="center"/>
      <style:text-properties style:font-name="Consolas"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fo:color="#c9211e" style:font-name="Consolas"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0.74pt solid #000000" fo:border-right="none" style:rotation-angle="270" style:shrink-to-fit="true" fo:border-top="none" style:vertical-align="middle"/>
      <style:paragraph-properties fo:text-align="center"/>
      <style:text-properties fo:color="#00a933" style:font-name="Consolas"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fo:border-bottom="0.06pt solid #666666" fo:background-color="#afd095" fo:border-left="0.74pt solid #000000" fo:border-right="0.06pt solid #666666" fo:border-top="0.06pt solid #666666"/>
    </style:style>
    <style:style style:name="ce39" style:family="table-cell" style:parent-style-name="Default">
      <style:table-cell-properties fo:border-bottom="0.06pt solid #666666" fo:background-color="#dde8cb" fo:border-left="0.74pt solid #000000" fo:border-right="0.06pt solid #666666" fo:border-top="0.06pt solid #666666"/>
    </style:style>
    <style:style style:name="ce40" style:family="table-cell" style:parent-style-name="Default">
      <style:table-cell-properties fo:border-bottom="0.06pt solid #666666" fo:border-left="0.74pt solid #000000" fo:border-right="0.06pt solid #666666" fo:border-top="0.06pt solid #666666"/>
    </style:style>
    <style:style style:name="ce43" style:family="table-cell" style:parent-style-name="Default">
      <style:table-cell-properties fo:border-bottom="none" fo:border-left="0.74pt solid #000000" fo:border-right="none" fo:border-top="none"/>
    </style:style>
    <style:style style:name="ce44" style:family="table-cell" style:parent-style-name="Default">
      <style:table-cell-properties fo:border-bottom="none" style:text-align-source="fix" style:repeat-content="false" fo:border-left="none" fo:border-right="0.74pt solid #000000" style:rotation-angle="270" style:shrink-to-fit="true" fo:border-top="none" style:vertical-align="middle"/>
      <style:paragraph-properties fo:text-align="center"/>
      <style:text-properties fo:color="#00a933" style:font-name="Consolas"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>
      <style:table-cell-properties fo:border-bottom="0.06pt solid #666666" fo:background-color="#afd095" fo:border-left="0.06pt solid #666666" fo:border-right="0.74pt solid #000000" fo:border-top="0.06pt solid #666666"/>
    </style:style>
    <style:style style:name="ce47" style:family="table-cell" style:parent-style-name="Default">
      <style:table-cell-properties fo:border-bottom="0.06pt solid #666666" fo:background-color="#dde8cb" fo:border-left="0.06pt solid #666666" fo:border-right="0.74pt solid #000000" fo:border-top="0.06pt solid #666666"/>
    </style:style>
    <style:style style:name="ce48" style:family="table-cell" style:parent-style-name="Default">
      <style:table-cell-properties fo:border-bottom="0.06pt solid #666666" fo:border-left="0.06pt solid #666666" fo:border-right="0.74pt solid #000000" fo:border-top="0.06pt solid #666666"/>
    </style:style>
    <style:style style:name="ce49" style:family="table-cell" style:parent-style-name="Default">
      <style:table-cell-properties fo:border-bottom="none" fo:border-left="none" fo:border-right="0.74pt solid #000000" fo:border-top="none"/>
    </style:style>
    <style:style style:name="ce38" style:family="table-cell" style:parent-style-name="Default" style:data-style-name="N2">
      <style:table-cell-properties fo:background-color="#afd095" fo:border="0.06pt solid #666666"/>
    </style:style>
    <style:style style:name="ce41" style:family="table-cell" style:parent-style-name="Default" style:data-style-name="N2">
      <style:table-cell-properties fo:background-color="#dde8cb" fo:border="0.06pt solid #666666"/>
    </style:style>
    <style:style style:name="ce46" style:family="table-cell" style:parent-style-name="Default" style:data-style-name="N2">
      <style:table-cell-properties fo:border="0.06pt solid #666666"/>
    </style:style>
    <style:style style:name="ce57" style:family="table-cell" style:parent-style-name="Default" style:data-style-name="N2"/>
    <style:style style:name="ce42" style:family="table-cell" style:parent-style-name="Default">
      <style:text-properties style:font-name="Consolas" fo:font-weight="bold" style:font-weight-asian="bold" style:font-weight-complex="bold"/>
    </style:style>
    <style:style style:name="ce67" style:family="table-cell" style:parent-style-name="Default">
      <style:table-cell-properties fo:background-color="#dde8cb"/>
    </style:style>
    <style:style style:name="ce117" style:family="table-cell" style:parent-style-name="Default" style:data-style-name="N0">
      <style:table-cell-properties style:cell-protect="none" style:print-content="true"/>
    </style:style>
    <style:style style:name="ce118" style:family="table-cell" style:parent-style-name="Default" style:data-style-name="N0"/>
    <style:style style:name="ce119" style:family="table-cell" style:parent-style-name="Default" style:data-style-name="N0">
      <style:text-properties fo:font-style="normal" style:font-style-asian="normal" style:font-style-complex="normal"/>
    </style:style>
    <style:style style:name="ce120" style:family="table-cell" style:parent-style-name="Default">
      <style:text-properties fo:font-style="normal" style:font-style-asian="normal" style:font-style-complex="normal"/>
    </style:style>
    <style:style style:name="ce121" style:family="table-cell" style:parent-style-name="Default">
      <style:table-cell-properties style:cell-protect="none" style:print-content="true"/>
    </style:style>
    <style:style style:name="ce122" style:family="table-cell" style:parent-style-name="Default" style:data-style-name="N61">
      <style:text-properties fo:font-style="normal" style:font-style-asian="normal" style:font-style-complex="normal"/>
    </style:style>
    <style:style style:name="ce123" style:family="table-cell" style:parent-style-name="Default" style:data-style-name="N1">
      <style:table-cell-properties style:cell-protect="none" style:print-content="true"/>
    </style:style>
    <style:style style:name="ce124" style:family="table-cell" style:parent-style-name="Default" style:data-style-name="N1">
      <style:text-properties fo:font-style="normal" style:font-style-asian="normal" style:font-style-complex="normal"/>
    </style:style>
    <style:style style:name="ce125" style:family="table-cell" style:parent-style-name="Default" style:data-style-name="N1"/>
    <style:style style:name="ce126" style:family="table-cell" style:parent-style-name="Default" style:data-style-name="N136">
      <style:table-cell-properties style:cell-protect="none" style:print-content="true"/>
    </style:style>
    <style:style style:name="ce127" style:family="table-cell" style:parent-style-name="Default" style:data-style-name="N136"/>
    <style:style style:name="ce128" style:family="table-cell" style:parent-style-name="Default" style:data-style-name="N136">
      <style:text-properties fo:font-style="normal" style:font-style-asian="normal" style:font-style-complex="normal"/>
    </style:style>
    <style:style style:name="ce129" style:family="table-cell" style:parent-style-name="Default" style:data-style-name="N136">
      <style:table-cell-properties style:cell-protect="none" style:print-content="true"/>
    </style:style>
    <style:style style:name="ce130" style:family="table-cell" style:parent-style-name="Default" style:data-style-name="N136"/>
    <style:style style:name="ce131" style:family="table-cell" style:parent-style-name="Default" style:data-style-name="N136">
      <style:text-properties fo:font-style="normal" style:font-style-asian="normal" style:font-style-complex="normal"/>
    </style:style>
    <style:style style:name="ce132" style:family="table-cell" style:parent-style-name="Default" style:data-style-name="N136">
      <style:table-cell-properties fo:border-bottom="none" style:cell-protect="none" style:print-content="true" fo:border-left="0.99pt solid #000000" fo:border-right="0.99pt solid #000000" fo:border-top="0.99pt solid #000000"/>
    </style:style>
    <style:style style:name="ce133" style:family="table-cell" style:parent-style-name="Default" style:data-style-name="N136">
      <style:table-cell-properties fo:border-bottom="none" fo:border-left="0.99pt solid #000000" fo:border-right="0.99pt solid #000000" fo:border-top="none"/>
    </style:style>
    <style:style style:name="ce134" style:family="table-cell" style:parent-style-name="Default" style:data-style-name="N136">
      <style:table-cell-properties fo:border-bottom="none" style:cell-protect="none" style:print-content="true" fo:border-left="0.99pt solid #000000" fo:border-right="0.99pt solid #000000" fo:border-top="none"/>
    </style:style>
    <style:style style:name="ce135" style:family="table-cell" style:parent-style-name="Default" style:data-style-name="N136">
      <style:table-cell-properties fo:border-bottom="none" fo:border-left="0.99pt solid #000000" fo:border-right="0.99pt solid #000000" fo:border-top="none"/>
      <style:text-properties fo:font-style="normal" style:font-style-asian="normal" style:font-style-complex="normal"/>
    </style:style>
    <style:style style:name="ce136" style:family="table-cell" style:parent-style-name="Default" style:data-style-name="N136">
      <style:table-cell-properties fo:border-bottom="0.99pt solid #000000" fo:border-left="0.99pt solid #000000" fo:border-right="0.99pt solid #000000" fo:border-top="none"/>
    </style:style>
    <style:style style:name="ce137" style:family="table-cell" style:parent-style-name="Default" style:data-style-name="N136">
      <style:table-cell-properties style:cell-protect="none" style:print-content="true"/>
    </style:style>
    <style:style style:name="ce138" style:family="table-cell" style:parent-style-name="Default" style:data-style-name="N136">
      <style:text-properties fo:font-style="normal" style:font-style-asian="normal" style:font-style-complex="normal"/>
    </style:style>
    <style:style style:name="ce139" style:family="table-cell" style:parent-style-name="Default" style:data-style-name="N136"/>
    <style:style style:name="ce140" style:family="table-cell" style:parent-style-name="Default" style:data-style-name="N136">
      <style:table-cell-properties style:cell-protect="none" style:print-content="true"/>
    </style:style>
    <style:style style:name="ce141" style:family="table-cell" style:parent-style-name="Default" style:data-style-name="N136"/>
    <style:style style:name="ce142" style:family="table-cell" style:parent-style-name="Default" style:data-style-name="N136">
      <style:text-properties fo:font-style="normal" style:font-style-asian="normal" style:font-style-complex="normal"/>
    </style:style>
    <style:style style:name="ce143" style:family="table-cell" style:parent-style-name="Default" style:data-style-name="N136">
      <style:table-cell-properties style:cell-protect="none" style:print-content="true"/>
    </style:style>
    <style:style style:name="ce144" style:family="table-cell" style:parent-style-name="Default" style:data-style-name="N136"/>
    <style:style style:name="ce145" style:family="table-cell" style:parent-style-name="Default" style:data-style-name="N136">
      <style:text-properties fo:font-style="normal" style:font-style-asian="normal" style:font-style-complex="normal"/>
    </style:style>
    <style:style style:name="ce146" style:family="table-cell" style:parent-style-name="Default" style:data-style-name="N4">
      <style:table-cell-properties style:cell-protect="none" style:print-content="true"/>
      <style:map style:condition="cell-content()&lt;0" style:apply-style-name="Bad" style:base-cell-address="harvestRates.S1"/>
    </style:style>
    <style:style style:name="ce147" style:family="table-cell" style:parent-style-name="Default" style:data-style-name="N4">
      <style:map style:condition="cell-content()&lt;0" style:apply-style-name="Bad" style:base-cell-address="harvestRates.S1"/>
    </style:style>
    <style:style style:name="ce148" style:family="table-cell" style:parent-style-name="Default" style:data-style-name="N4">
      <style:text-properties fo:font-style="normal" style:font-style-asian="normal" style:font-style-complex="normal"/>
      <style:map style:condition="cell-content()&lt;0" style:apply-style-name="Bad" style:base-cell-address="harvestRates.S1"/>
    </style:style>
    <style:style style:name="ce149" style:family="table-cell" style:parent-style-name="Default" style:data-style-name="N4">
      <style:table-cell-properties style:cell-protect="none" style:print-content="true"/>
    </style:style>
    <style:style style:name="ce150" style:family="table-cell" style:parent-style-name="Default" style:data-style-name="N4"/>
    <style:style style:name="ce151" style:family="table-cell" style:parent-style-name="Default" style:data-style-name="N4">
      <style:text-properties fo:font-style="normal" style:font-style-asian="normal" style:font-style-complex="normal"/>
    </style:style>
    <style:style style:name="ce152" style:family="table-cell" style:parent-style-name="Default">
      <style:text-properties fo:font-size="13pt" style:font-size-asian="13pt" style:font-size-complex="13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bold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plant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column table:style-name="co8" table:number-columns-repeated="2" table:default-cell-style-name="Default"/>
        <table:table-column table:style-name="co7" table:default-cell-style-name="ce8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ce24"/>
        <table:table-column table:style-name="co15" table:default-cell-style-name="Default"/>
        <table:table-column table:style-name="co7" table:default-cell-style-name="ce8"/>
        <table:table-column table:style-name="co7" table:default-cell-style-name="Default"/>
        <table:table-column table:style-name="co15" table:number-columns-repeated="3" table:default-cell-style-name="Default"/>
        <table:table-column table:style-name="co7" table:default-cell-style-name="Default"/>
        <table:table-column table:style-name="co16" table:number-columns-repeated="3" table:default-cell-style-name="Default"/>
        <table:table-column table:style-name="co13" table:default-cell-style-name="ce43"/>
        <table:table-column table:style-name="co7" table:default-cell-style-name="ce49"/>
        <table:table-column table:style-name="co7" table:number-columns-repeated="5" table:default-cell-style-name="Default"/>
        <table:table-column table:style-name="co17" table:default-cell-style-name="ce57"/>
        <table:table-column table:style-name="co18" table:default-cell-style-name="ce57"/>
        <table:table-column table:style-name="co19" table:number-columns-repeated="21" table:default-cell-style-name="Default"/>
        <table:table-column table:style-name="co20" table:number-columns-repeated="960" table:default-cell-style-name="Default"/>
        <table:table-row table:style-name="ro1">
          <table:table-cell table:style-name="ce11" office:value-type="string" calcext:value-type="string">
            <text:p>Stage</text:p>
          </table:table-cell>
          <table:table-cell table:style-name="ce11" office:value-type="string" calcext:value-type="string">
            <text:p>tickTime</text:p>
          </table:table-cell>
          <table:table-cell table:style-name="ce11" office:value-type="string" calcext:value-type="string">
            <text:p>wetNextStage</text:p>
          </table:table-cell>
          <table:table-cell table:style-name="ce11" office:value-type="string" calcext:value-type="string">
            <text:p>dryNextStage</text:p>
          </table:table-cell>
          <table:table-cell table:style-name="ce11" office:value-type="string" calcext:value-type="string">
            <text:p>waterPerTick</text:p>
          </table:table-cell>
          <table:table-cell table:style-name="ce11" office:value-type="string" calcext:value-type="string">
            <text:p>numWetTicks</text:p>
          </table:table-cell>
          <table:table-cell table:style-name="ce11" office:value-type="string" calcext:value-type="string">
            <text:p>numDryTicks</text:p>
          </table:table-cell>
          <table:table-cell table:style-name="ce11" office:value-type="string" calcext:value-type="string">
            <text:p>killOnWetGrow</text:p>
          </table:table-cell>
          <table:table-cell table:style-name="ce11" office:value-type="string" calcext:value-type="string">
            <text:p>killOnDryGrow</text:p>
          </table:table-cell>
          <table:table-cell table:style-name="ce11" office:value-type="string" calcext:value-type="string">
            <text:p>nutrientAddPerTick</text:p>
          </table:table-cell>
          <table:table-cell table:style-name="ce11" office:value-type="string" calcext:value-type="string">
            <text:p>nutrientTimeModifier</text:p>
          </table:table-cell>
          <table:table-cell table:style-name="ce11" office:value-type="string" calcext:value-type="string">
            <text:p>nutrientAddIfWet</text:p>
          </table:table-cell>
          <table:table-cell table:style-name="ce11" office:value-type="string" calcext:value-type="string">
            <text:p>nutrientAddIfDry</text:p>
          </table:table-cell>
          <table:table-cell table:style-name="ce11" office:value-type="string" calcext:value-type="string">
            <text:p>nutrientStageRequirement</text:p>
          </table:table-cell>
          <table:table-cell table:style-name="ce11" office:value-type="string" calcext:value-type="string">
            <text:p>maxNutrients</text:p>
          </table:table-cell>
          <table:table-cell table:style-name="ce26" office:value-type="string" calcext:value-type="string">
            <text:p>----</text:p>
          </table:table-cell>
          <table:table-cell table:style-name="ce11" office:value-type="string" calcext:value-type="string">
            <text:p>yield</text:p>
          </table:table-cell>
          <table:table-cell table:style-name="ce11" office:value-type="string" calcext:value-type="string">
            <text:p>item</text:p>
          </table:table-cell>
          <table:table-cell table:style-name="ce11" office:value-type="string" calcext:value-type="string">
            <text:p>harvestMax</text:p>
          </table:table-cell>
          <table:table-cell table:style-name="ce11" office:value-type="string" calcext:value-type="string">
            <text:p>harvestTool</text:p>
          </table:table-cell>
          <table:table-cell table:style-name="ce11" office:value-type="string" calcext:value-type="string">
            <text:p>toolBuff</text:p>
          </table:table-cell>
          <table:table-cell table:style-name="ce11" office:value-type="string" calcext:value-type="string">
            <text:p>pruneTool</text:p>
          </table:table-cell>
          <table:table-cell table:style-name="ce30" office:value-type="string" calcext:value-type="string">
            <text:p>changeOnHarvest</text:p>
          </table:table-cell>
          <table:table-cell table:style-name="ce30" office:value-type="string" calcext:value-type="string">
            <text:p>changeOnPrune</text:p>
          </table:table-cell>
          <table:table-cell table:style-name="ce11" office:value-type="string" calcext:value-type="string">
            <text:p>dropSeed</text:p>
          </table:table-cell>
          <table:table-cell table:style-name="ce35" office:value-type="string" calcext:value-type="string">
            <text:p>----</text:p>
          </table:table-cell>
          <table:table-cell table:style-name="ce11" office:value-type="string" calcext:value-type="string">
            <text:p>plantSpace</text:p>
          </table:table-cell>
          <table:table-cell table:style-name="ce11" office:value-type="string" calcext:value-type="string">
            <text:p>rainWaterModifier</text:p>
          </table:table-cell>
          <table:table-cell table:style-name="ce11" office:value-type="string" calcext:value-type="string">
            <text:p>rainTimeModifier</text:p>
          </table:table-cell>
          <table:table-cell table:style-name="ce11" office:value-type="string" calcext:value-type="string">
            <text:p>heatWaveWaterModifier</text:p>
          </table:table-cell>
          <table:table-cell table:style-name="ce11" office:value-type="string" calcext:value-type="string">
            <text:p>heatWaveTimeModifier</text:p>
          </table:table-cell>
          <table:table-cell table:style-name="ce11" office:value-type="string" calcext:value-type="string">
            <text:p>licenseCost</text:p>
          </table:table-cell>
          <table:table-cell table:style-name="ce11" office:value-type="string" calcext:value-type="string">
            <text:p>experienceRequired</text:p>
          </table:table-cell>
          <table:table-cell table:style-name="ce34" office:value-type="string" calcext:value-type="string">
            <text:p>experienceCost</text:p>
          </table:table-cell>
          <table:table-cell table:style-name="ce36" office:value-type="string" calcext:value-type="string">
            <text:p>harvestExperience</text:p>
          </table:table-cell>
          <table:table-cell table:style-name="ce44" office:value-type="string" calcext:value-type="string">
            <text:p>plantingExperience</text:p>
          </table:table-cell>
          <table:table-cell table:style-name="ce11" office:value-type="string" calcext:value-type="string">
            <text:p>requiredLightLevel</text:p>
          </table:table-cell>
          <table:table-cell table:style-name="ce11" office:value-type="string" calcext:value-type="string">
            <text:p>lightTimeModifier</text:p>
          </table:table-cell>
          <table:table-cell table:style-name="ce11" office:value-type="string" calcext:value-type="string">
            <text:p>lightLevelFactor</text:p>
          </table:table-cell>
          <table:table-cell table:style-name="ce11" office:value-type="string" calcext:value-type="string">
            <text:p>plantingLayer</text:p>
          </table:table-cell>
          <table:table-cell table:style-name="ce11" office:value-type="string" calcext:value-type="string">
            <text:p>plantingBoxDisabled</text:p>
          </table:table-cell>
          <table:table-cell table:style-name="ce11" office:value-type="string" calcext:value-type="string">
            <text:p>sellPrice</text:p>
          </table:table-cell>
          <table:table-cell table:style-name="ce11" office:value-type="string" calcext:value-type="string">
            <text:p>buyPrice</text:p>
          </table:table-cell>
          <table:table-cell table:style-name="ce11" table:number-columns-repeated="21"/>
          <table:table-cell table:style-name="ce42" table:number-columns-repeated="960"/>
        </table:table-row>
        <table:table-row table:style-name="ro2">
          <table:table-cell table:style-name="ce2" office:value-type="string" calcext:value-type="string">
            <text:p>Potato 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1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37" office:value-type="string" calcext:value-type="string">
            <text:p>1 2</text:p>
          </table:table-cell>
          <table:table-cell table:style-name="ce45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3]" office:value-type="float" office:value="0.21" calcext:value-type="float">
            <text:p>0.21</text:p>
          </table:table-cell>
          <table:table-cell table:style-name="ce38" table:formula="of:=[$harvestRates.K3]" office:value-type="float" office:value="1.2" calcext:value-type="float">
            <text:p>1.2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tato 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2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tato 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3CropData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3 4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" calcext:value-type="float">
            <text:p>0.8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tato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2 2 3 3 3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75" calcext:value-type="float">
            <text:p>0.87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2:.B4]; [.F2:.F4]))" office:value-type="time" office:time-value="PT00H04M00S" calcext:value-type="time">
            <text:p>00:04:00</text:p>
          </table:table-cell>
          <table:table-cell table:style-name="ce2" table:number-columns-repeated="2"/>
          <table:table-cell table:style-name="ce2" table:formula="of:=SUMPRODUCT([.E2:.E4]; [.F2:.F4])" office:value-type="float" office:value="60" calcext:value-type="float">
            <text:p>60</text:p>
          </table:table-cell>
          <table:table-cell table:style-name="ce18" table:formula="of:=[.E6]/([.B6] * 86400)" office:value-type="float" office:value="0.25" calcext:value-type="float">
            <text:p>0.250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5" calcext:value-type="float">
            <text:p>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rrot 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1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9" office:value-type="string" calcext:value-type="string">
            <text:p>0 0 0 1</text:p>
          </table:table-cell>
          <table:table-cell table:style-name="ce47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table:formula="of:=[$harvestRates.L6]" office:value-type="float" office:value="0.23" calcext:value-type="float">
            <text:p>0.23</text:p>
          </table:table-cell>
          <table:table-cell table:style-name="ce41" table:formula="of:=[$harvestRates.K6]" office:value-type="float" office:value="1.2" calcext:value-type="float">
            <text:p>1.2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rrot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rrot 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3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2 2 3 3 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75" calcext:value-type="float">
            <text:p>0.875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rrot 3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1 1 1 2 2 3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" calcext:value-type="float">
            <text:p>0.8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8:.B10]; [.F8:.F10]))" office:value-type="time" office:time-value="PT00H07M35S" calcext:value-type="time">
            <text:p>00:07:35</text:p>
          </table:table-cell>
          <table:table-cell table:style-name="ce3" table:number-columns-repeated="2"/>
          <table:table-cell table:style-name="ce3" table:formula="of:=SUMPRODUCT([.E8:.E10]; [.F8:.F10])" office:value-type="float" office:value="60" calcext:value-type="float">
            <text:p>60</text:p>
          </table:table-cell>
          <table:table-cell table:style-name="ce19" table:formula="of:=[.E12]/([.B12] * 86400)" office:value-type="float" office:value="0.131868131868132" calcext:value-type="float">
            <text:p>0.13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5" calcext:value-type="float">
            <text:p>5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Onion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Onion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37" office:value-type="string" calcext:value-type="string">
            <text:p>12 13 14 15 16 17 18</text:p>
          </table:table-cell>
          <table:table-cell table:style-name="ce45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10]" office:value-type="float" office:value="0.28" calcext:value-type="float">
            <text:p>0.28</text:p>
          </table:table-cell>
          <table:table-cell table:style-name="ce38" table:formula="of:=[$harvestRates.K9]" office:value-type="float" office:value="1.9" calcext:value-type="float">
            <text:p>1.9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Onion 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2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Onion 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3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Onion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3 4 4 5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7" calcext:value-type="float">
            <text:p>0.7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4:.B16]; [.F14:.F16]))" office:value-type="time" office:time-value="PT00H12M50S" calcext:value-type="time">
            <text:p>00:12:50</text:p>
          </table:table-cell>
          <table:table-cell table:style-name="ce2" table:number-columns-repeated="2"/>
          <table:table-cell table:style-name="ce2" table:formula="of:=SUMPRODUCT([.E14:.E16]; [.F14:.F16])" office:value-type="float" office:value="300" calcext:value-type="float">
            <text:p>300</text:p>
          </table:table-cell>
          <table:table-cell table:style-name="ce18" table:formula="of:=[.E18]/([.B18] * 86400)" office:value-type="float" office:value="0.38961038961039" calcext:value-type="float">
            <text:p>0.390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3.33" calcext:value-type="float">
            <text:p>3.33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brickCorn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9" office:value-type="string" calcext:value-type="string">
            <text:p>2 3 3</text:p>
          </table:table-cell>
          <table:table-cell table:style-name="ce47"/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12]" office:value-type="float" office:value="0.32" calcext:value-type="float">
            <text:p>0.32</text:p>
          </table:table-cell>
          <table:table-cell table:style-name="ce41" table:formula="of:=[$harvestRates.K12]" office:value-type="float" office:value="1.1" calcext:value-type="float">
            <text:p>1.1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2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3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4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0 2 0</text:p>
          </table:table-cell>
          <table:table-cell table:style-name="ce7"/>
          <table:table-cell table:style-name="ce3" office:value-type="string" calcext:value-type="string">
            <text:p>0 1 2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4 4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06" calcext:value-type="float">
            <text:p>0.06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20:.B23]; [.F20:.F23]))" office:value-type="time" office:time-value="PT00H08M33S" calcext:value-type="time">
            <text:p>00:08:33</text:p>
          </table:table-cell>
          <table:table-cell table:style-name="ce3" table:number-columns-repeated="2"/>
          <table:table-cell table:style-name="ce3" table:formula="of:=SUMPRODUCT([.E20:.E23]; [.F20:.F23])" office:value-type="float" office:value="251" calcext:value-type="float">
            <text:p>251</text:p>
          </table:table-cell>
          <table:table-cell table:style-name="ce19" table:formula="of:=[.E25]/([.B25] * 86400)" office:value-type="float" office:value="0.489278752436647" calcext:value-type="float">
            <text:p>0.489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21" calcext:value-type="float">
            <text:p>1.21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37" office:value-type="string" calcext:value-type="string">
            <text:p>0 1</text:p>
          </table:table-cell>
          <table:table-cell table:style-name="ce45"/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15]" office:value-type="float" office:value="0.24" calcext:value-type="float">
            <text:p>0.24</text:p>
          </table:table-cell>
          <table:table-cell table:style-name="ce38" table:formula="of:=[$harvestRates.K15]" office:value-type="float" office:value="3" calcext:value-type="float">
            <text:p>3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2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rickTomato3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brickTomato4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3 3 4 4 4 5 5</text:p>
          </table:table-cell>
          <table:table-cell table:style-name="ce2" office:value-type="string" calcext:value-type="string">
            <text:p>TomatoItem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office:value-type="string" calcext:value-type="string">
            <text:p>brickTomato2CropData</text:p>
          </table:table-cell>
          <table:table-cell table:style-name="ce21"/>
          <table:table-cell table:style-name="ce2" office:value-type="float" office:value="0.005" calcext:value-type="float">
            <text:p>0.00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$B27:.$B30]; [.$F27:.$F30]))" office:value-type="time" office:time-value="PT00H12M00S" calcext:value-type="time">
            <text:p>00:12:00</text:p>
          </table:table-cell>
          <table:table-cell table:style-name="ce2" table:number-columns-repeated="2"/>
          <table:table-cell table:style-name="ce2" table:formula="of:=SUMPRODUCT([.E27:.E30]; [.F27:.F30])" office:value-type="float" office:value="306" calcext:value-type="float">
            <text:p>306</text:p>
          </table:table-cell>
          <table:table-cell table:style-name="ce18" table:formula="of:=[.E32]/([.B32] * 86400)" office:value-type="float" office:value="0.425" calcext:value-type="float">
            <text:p>0.42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6" calcext:value-type="float">
            <text:p>1.06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$B29:.$B31]; [.$F29:.$F31]))" office:value-type="time" office:time-value="PT00H06M00S" calcext:value-type="time">
            <text:p>00:06:00</text:p>
          </table:table-cell>
          <table:table-cell table:style-name="ce2" table:number-columns-repeated="2"/>
          <table:table-cell table:style-name="ce2" table:formula="of:=SUMPRODUCT([.E29:.E31]; [.F29:.F31])" office:value-type="float" office:value="162" calcext:value-type="float">
            <text:p>162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brickCabbage1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9" office:value-type="string" calcext:value-type="string">
            <text:p>1 2 3</text:p>
          </table:table-cell>
          <table:table-cell table:style-name="ce47"/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table:formula="of:=[$harvestRates.L17]" office:value-type="float" office:value="0.85" calcext:value-type="float">
            <text:p>0.85</text:p>
          </table:table-cell>
          <table:table-cell table:style-name="ce41" table:formula="of:=[$harvestRates.K17]" office:value-type="float" office:value="3.2" calcext:value-type="float">
            <text:p>3.2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bbage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Cabbage3CropData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rickCabbage4CropData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1 2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03" calcext:value-type="float">
            <text:p>0.03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34:.B37]; [.F34:.F37]))" office:value-type="time" office:time-value="PT00H07M52S" calcext:value-type="time">
            <text:p>00:07:52</text:p>
          </table:table-cell>
          <table:table-cell table:style-name="ce3" table:number-columns-repeated="2"/>
          <table:table-cell table:style-name="ce3" table:formula="of:=SUMPRODUCT([.E34:.E37]; [.F34:.F37])" office:value-type="float" office:value="672" calcext:value-type="float">
            <text:p>672</text:p>
          </table:table-cell>
          <table:table-cell table:style-name="ce19" table:formula="of:=[.E39]/([.B39] * 86400)" office:value-type="float" office:value="1.42372881355932" calcext:value-type="float">
            <text:p>1.424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3" calcext:value-type="float">
            <text:p>1.13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1CropData</text:p>
          </table:table-cell>
          <table:table-cell table:style-name="ce2"/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37" office:value-type="string" calcext:value-type="string">
            <text:p>5 6</text:p>
          </table:table-cell>
          <table:table-cell table:style-name="ce45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20]" office:value-type="float" office:value="0.9" calcext:value-type="float">
            <text:p>0.90</text:p>
          </table:table-cell>
          <table:table-cell table:style-name="ce38" table:formula="of:=[$harvestRates.K20]" office:value-type="float" office:value="4" calcext:value-type="float">
            <text:p>4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2CropData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3CropData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4CropData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 3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3 4 4 5 6</text:p>
          </table:table-cell>
          <table:table-cell table:style-name="ce2" office:value-type="string" calcext:value-type="string">
            <text:p>BlueberryItem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table:number-columns-repeated="2"/>
          <table:table-cell table:style-name="ce2" office:value-type="float" office:value="0.03" calcext:value-type="float">
            <text:p>0.03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41:.B44]; [.F41:.F44]))" office:value-type="time" office:time-value="PT00H06M02S" calcext:value-type="time">
            <text:p>00:06:02</text:p>
          </table:table-cell>
          <table:table-cell table:style-name="ce2" table:number-columns-repeated="2"/>
          <table:table-cell table:style-name="ce2" table:formula="of:=SUMPRODUCT([.E41:.E44]; [.F41:.F44])" office:value-type="float" office:value="414" calcext:value-type="float">
            <text:p>414</text:p>
          </table:table-cell>
          <table:table-cell table:style-name="ce18" table:formula="of:=[.E46]/([.B46] * 86400)" office:value-type="float" office:value="1.14364640883978" calcext:value-type="float">
            <text:p>1.144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9" calcext:value-type="float">
            <text:p>1.09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Turnip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0" calcext:value-type="float">
            <text:p>30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9" office:value-type="string" calcext:value-type="string">
            <text:p>1 2 3</text:p>
          </table:table-cell>
          <table:table-cell table:style-name="ce47"/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22]" office:value-type="float" office:value="2.9" calcext:value-type="float">
            <text:p>2.90</text:p>
          </table:table-cell>
          <table:table-cell table:style-name="ce41" table:formula="of:=[$harvestRates.K22]" office:value-type="float" office:value="3.7" calcext:value-type="float">
            <text:p>3.7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3CropData</text:p>
          </table:table-cell>
          <table:table-cell table:style-name="ce3"/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4CropData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4</text:p>
          </table:table-cell>
          <table:table-cell table:style-name="ce3" table:number-columns-repeated="14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urnip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66" calcext:value-type="float">
            <text:p>0.66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48:.B51]; [.F48:.F51]))" office:value-type="time" office:time-value="PT00H06M20S" calcext:value-type="time">
            <text:p>00:06:20</text:p>
          </table:table-cell>
          <table:table-cell table:style-name="ce3" table:number-columns-repeated="2"/>
          <table:table-cell table:style-name="ce3" table:formula="of:=SUMPRODUCT([.E48:.E51]; [.F48:.F51])" office:value-type="float" office:value="430" calcext:value-type="float">
            <text:p>430</text:p>
          </table:table-cell>
          <table:table-cell table:style-name="ce19" table:formula="of:=[.E53]/([.B53] * 86400)" office:value-type="float" office:value="1.13157894736842" calcext:value-type="float">
            <text:p>1.13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2.94" calcext:value-type="float">
            <text:p>2.94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37" office:value-type="string" calcext:value-type="string">
            <text:p>9 10</text:p>
          </table:table-cell>
          <table:table-cell table:style-name="ce45"/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24]" office:value-type="float" office:value="0.72" calcext:value-type="float">
            <text:p>0.72</text:p>
          </table:table-cell>
          <table:table-cell table:style-name="ce38" table:formula="of:=[$harvestRates.K24]" office:value-type="float" office:value="2.6" calcext:value-type="float">
            <text:p>2.6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Chili3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Chili4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2 2 0</text:p>
          </table:table-cell>
          <table:table-cell table:style-name="ce6"/>
          <table:table-cell table:style-name="ce2" office:value-type="string" calcext:value-type="string">
            <text:p>0 1 2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4 5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55:.B58]; [.F55:.F58]))" office:value-type="time" office:time-value="PT00H10M40S" calcext:value-type="time">
            <text:p>00:10:40</text:p>
          </table:table-cell>
          <table:table-cell table:style-name="ce2" table:number-columns-repeated="2"/>
          <table:table-cell table:style-name="ce2" table:formula="of:=SUMPRODUCT([.E55:.E58]; [.F55:.F58])" office:value-type="float" office:value="140" calcext:value-type="float">
            <text:p>140</text:p>
          </table:table-cell>
          <table:table-cell table:style-name="ce18" table:formula="of:=[.E60]/([.B60] * 86400)" office:value-type="float" office:value="0.21875" calcext:value-type="float">
            <text:p>0.21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25" calcext:value-type="float">
            <text:p>1.2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1CropData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9" office:value-type="string" calcext:value-type="string">
            <text:p>3 4 4 5</text:p>
          </table:table-cell>
          <table:table-cell table:style-name="ce47"/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27]" office:value-type="float" office:value="0.2" calcext:value-type="float">
            <text:p>0.20</text:p>
          </table:table-cell>
          <table:table-cell table:style-name="ce41" table:formula="of:=[$harvestRates.K27]" office:value-type="float" office:value="0.8" calcext:value-type="float">
            <text:p>0.8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3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Wheat4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5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0 1 0</text:p>
          </table:table-cell>
          <table:table-cell table:style-name="ce7"/>
          <table:table-cell table:style-name="ce3" office:value-type="string" calcext:value-type="string">
            <text:p>0 1 1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4" calcext:value-type="float">
            <text:p>0.04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5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3 4 4 5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4" calcext:value-type="float">
            <text:p>0.04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62:.B66]; [.F62:.F66]))" office:value-type="time" office:time-value="PT00H09M30S" calcext:value-type="time">
            <text:p>00:09:30</text:p>
          </table:table-cell>
          <table:table-cell table:style-name="ce3" table:number-columns-repeated="2"/>
          <table:table-cell table:style-name="ce3" table:formula="of:=SUMPRODUCT([.E62:.E66]; [.F62:.F66])" office:value-type="float" office:value="165" calcext:value-type="float">
            <text:p>165</text:p>
          </table:table-cell>
          <table:table-cell table:style-name="ce19" table:formula="of:=[.E68]/([.B68] * 86400)" office:value-type="float" office:value="0.289473684210526" calcext:value-type="float">
            <text:p>0.289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3" calcext:value-type="float">
            <text:p>1.13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rtobello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3"/>
          <table:table-cell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37" office:value-type="string" calcext:value-type="string">
            <text:p>9 10 11 12</text:p>
          </table:table-cell>
          <table:table-cell table:style-name="ce45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20" calcext:value-type="float">
            <text:p>12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30]" office:value-type="float" office:value="3" calcext:value-type="float">
            <text:p>3.00</text:p>
          </table:table-cell>
          <table:table-cell table:style-name="ce38" table:formula="of:=[$harvestRates.K30]" office:value-type="float" office:value="3" calcext:value-type="float">
            <text:p>3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rtobello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2CropData</text:p>
          </table:table-cell>
          <table:table-cell table:style-name="ce2" office:value-type="string" calcext:value-type="string">
            <text:p>brickPortobello0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<text:span text:style-name="T1">-1 * </text:span><text:span text:style-name="T2">(</text:span><text:span text:style-name="T3">%nit * 0.5 + %phos * 0.5</text:span><text:span text:style-name="T2">)</text:span></text:p>
          </table:table-cell>
          <table:table-cell table:style-name="ce2" table:number-columns-repeated="3"/>
          <table:table-cell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rtobello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3CropData</text:p>
          </table:table-cell>
          <table:table-cell table:style-name="ce2" office:value-type="string" calcext:value-type="string">
            <text:p>brickPortobello1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rtobello3</text:p>
          </table:table-cell>
          <table:table-cell table:style-name="ce2" table:number-columns-repeated="14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rtobell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5" calcext:value-type="float">
            <text:p>0.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70:.B72]; [.F70:.F72]))" office:value-type="time" office:time-value="PT00H04M00S" calcext:value-type="time">
            <text:p>00:04:00</text:p>
          </table:table-cell>
          <table:table-cell table:style-name="ce2" table:number-columns-repeated="2"/>
          <table:table-cell table:style-name="ce2" table:formula="of:=SUMPRODUCT([.E70:.E72]; [.F70:.F72])" office:value-type="float" office:value="120" calcext:value-type="float">
            <text:p>120</text:p>
          </table:table-cell>
          <table:table-cell table:style-name="ce2" table:formula="of:=[.E74]/([.B74] * 86400)" office:value-type="float" office:value="0.5" calcext:value-type="float">
            <text:p>0.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2" calcext:value-type="float">
            <text:p>2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string" calcext:value-type="string">
            <text:p>brickCactus1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60" calcext:value-type="float">
            <text:p>60</text:p>
          </table:table-cell>
          <table:table-cell table:style-name="ce39" office:value-type="string" calcext:value-type="string">
            <text:p>0 1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41" table:formula="of:=[$harvestRates.L32]" office:value-type="float" office:value="1.2" calcext:value-type="float">
            <text:p>1.20</text:p>
          </table:table-cell>
          <table:table-cell table:style-name="ce41" table:formula="of:=[$harvestRates.K32]" office:value-type="float" office:value="50" calcext:value-type="float">
            <text:p>50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1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2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2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3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4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4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5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string" calcext:value-type="string">
            <text:p>brickCactus6Crop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6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2" table:style-name="ce3" office:value-type="string" calcext:value-type="string">
            <text:p>brickCactus7CropData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7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3 4 5</text:p>
          </table:table-cell>
          <table:table-cell table:style-name="ce3" office:value-type="string" calcext:value-type="string">
            <text:p>CactusItem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office:value-type="string" calcext:value-type="string">
            <text:p>brickCactus5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$B76:.$B82]; [.$F76:.$F82]))" office:value-type="time" office:time-value="PT00H16M46S" calcext:value-type="time">
            <text:p>00:16:46</text:p>
          </table:table-cell>
          <table:table-cell table:style-name="ce3" table:number-columns-repeated="2"/>
          <table:table-cell table:style-name="ce3" table:formula="of:=SUMPRODUCT([.E76:.E82]; [.F76:.F82])" office:value-type="float" office:value="1800" calcext:value-type="float">
            <text:p>1800</text:p>
          </table:table-cell>
          <table:table-cell table:style-name="ce19" table:formula="of:=[.E84]/([.B84] * 86400)" office:value-type="float" office:value="1.78926441351889" calcext:value-type="float">
            <text:p>1.789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$B81:.$B83]; [.$F81:.$F83]))" office:value-type="time" office:time-value="PT00H10M20S" calcext:value-type="time">
            <text:p>00:10:20</text:p>
          </table:table-cell>
          <table:table-cell table:style-name="ce3" table:number-columns-repeated="2"/>
          <table:table-cell table:style-name="ce3" table:formula="of:=SUMPRODUCT([.E81:.E83]; [.F81:.F83])" office:value-type="float" office:value="500" calcext:value-type="float">
            <text:p>500</text:p>
          </table:table-cell>
          <table:table-cell table:style-name="ce3" table:number-columns-repeated="10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Watermelon1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40" calcext:value-type="float">
            <text:p>40</text:p>
          </table:table-cell>
          <table:table-cell table:style-name="ce37" office:value-type="string" calcext:value-type="string">
            <text:p>1 2 2 3</text:p>
          </table:table-cell>
          <table:table-cell table:style-name="ce45"/>
          <table:table-cell table:style-name="ce2" table:number-columns-repeated="3"/>
          <table:table-cell table:number-columns-repeated="2" table:style-name="ce2" office:value-type="float" office:value="1" calcext:value-type="float">
            <text:p>1</text:p>
          </table:table-cell>
          <table:table-cell table:style-name="ce38" table:formula="of:=[$harvestRates.L34]" office:value-type="float" office:value="5" calcext:value-type="float">
            <text:p>5.00</text:p>
          </table:table-cell>
          <table:table-cell table:style-name="ce38" table:formula="of:=[$harvestRates.K34]" office:value-type="float" office:value="35" calcext:value-type="float">
            <text:p>35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2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Watermelon4CropData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rickWatermelon5CropData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5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1 1 2 2</text:p>
          </table:table-cell>
          <table:table-cell table:style-name="ce2" office:value-type="string" calcext:value-type="string">
            <text:p>WatermelonIte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0 1</text:p>
          </table:table-cell>
          <table:table-cell table:style-name="ce2"/>
          <table:table-cell table:style-name="ce21" office:value-type="string" calcext:value-type="string">
            <text:p>brickWatermelon3CropData</text:p>
          </table:table-cell>
          <table:table-cell table:style-name="ce21"/>
          <table:table-cell table:style-name="ce2" office:value-type="float" office:value="0.01" calcext:value-type="float">
            <text:p>0.01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$B86:.$B90]; [.$F86:.$F90]))" office:value-type="time" office:time-value="PT00H17M00S" calcext:value-type="time">
            <text:p>00:17:00</text:p>
          </table:table-cell>
          <table:table-cell table:style-name="ce2" table:number-columns-repeated="2"/>
          <table:table-cell table:style-name="ce2" table:formula="of:=SUMPRODUCT([.E86:.E90]; [.F86:.F90])" office:value-type="float" office:value="1600" calcext:value-type="float">
            <text:p>1600</text:p>
          </table:table-cell>
          <table:table-cell table:style-name="ce18" table:formula="of:=[.E92]/([.B92] * 86400)" office:value-type="float" office:value="1.56862745098039" calcext:value-type="float">
            <text:p>1.56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8" calcext:value-type="float">
            <text:p>1.08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$B89:.$B91]; [.$F89:.$F91]))" office:value-type="time" office:time-value="PT00H13M40S" calcext:value-type="time">
            <text:p>00:13:40</text:p>
          </table:table-cell>
          <table:table-cell table:style-name="ce2" table:number-columns-repeated="2"/>
          <table:table-cell table:style-name="ce2" table:formula="of:=SUMPRODUCT([.E89:.E91]; [.F89:.F91])" office:value-type="float" office:value="1300" calcext:value-type="float">
            <text:p>1300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Lily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41" office:value-type="float" office:value="1" calcext:value-type="float">
            <text:p>1.00</text:p>
          </table:table-cell>
          <table:table-cell table:style-name="ce41" office:value-type="float" office:value="12" calcext:value-type="float">
            <text:p>12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Lily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Lily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brickLily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 0 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Lily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Lily0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Lily3</text:p>
          </table:table-cell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94:.B96]; [.F94:.F96]))" office:value-type="time" office:time-value="PT01H22M40S" calcext:value-type="time">
            <text:p>01:22:40</text:p>
          </table:table-cell>
          <table:table-cell table:style-name="ce3" table:number-columns-repeated="2"/>
          <table:table-cell table:style-name="ce3" table:formula="of:=SUMPRODUCT([.E94:.E96]; [.F94:.F96])" office:value-type="float" office:value="200" calcext:value-type="float">
            <text:p>200</text:p>
          </table:table-cell>
          <table:table-cell table:style-name="ce19" table:formula="of:=[.E98]/([.B98] * 86400)" office:value-type="float" office:value="0.0403225806451613" calcext:value-type="float">
            <text:p>0.040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isy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Daisy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5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38" office:value-type="float" office:value="1" calcext:value-type="float">
            <text:p>1.00</text:p>
          </table:table-cell>
          <table:table-cell table:style-name="ce38" office:value-type="float" office:value="12" calcext:value-type="float">
            <text:p>12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isy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Daisy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isy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brickDaisy3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 2 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isySeed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1" office:value-type="string" calcext:value-type="string">
            <text:p>brickDaisy0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isy3</text:p>
          </table:table-cell>
          <table:table-cell table:style-name="ce2" table:number-columns-repeated="14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00:.B102]; [.F100:.F102]))" office:value-type="time" office:time-value="PT01H22M40S" calcext:value-type="time">
            <text:p>01:22:40</text:p>
          </table:table-cell>
          <table:table-cell table:style-name="ce2" table:number-columns-repeated="2"/>
          <table:table-cell table:style-name="ce2" table:formula="of:=SUMPRODUCT([.E100:.E102]; [.F100:.F102])" office:value-type="float" office:value="200" calcext:value-type="float">
            <text:p>200</text:p>
          </table:table-cell>
          <table:table-cell table:style-name="ce18" table:formula="of:=[.E104]/([.B104] * 86400)" office:value-type="float" office:value="0.0403225806451613" calcext:value-type="float">
            <text:p>0.040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Rose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Rose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41" office:value-type="float" office:value="1" calcext:value-type="float">
            <text:p>1.00</text:p>
          </table:table-cell>
          <table:table-cell table:style-name="ce41" office:value-type="float" office:value="12" calcext:value-type="float">
            <text:p>12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Rose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Rose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Rose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brickRose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 1 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ose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Rose0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Rose3</text:p>
          </table:table-cell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06:.B108]; [.F106:.F108]))" office:value-type="time" office:time-value="PT01H22M40S" calcext:value-type="time">
            <text:p>01:22:40</text:p>
          </table:table-cell>
          <table:table-cell table:style-name="ce3" table:number-columns-repeated="2"/>
          <table:table-cell table:style-name="ce3" table:formula="of:=SUMPRODUCT([.E106:.E108]; [.F106:.F108])" office:value-type="float" office:value="200" calcext:value-type="float">
            <text:p>200</text:p>
          </table:table-cell>
          <table:table-cell table:style-name="ce19" table:formula="of:=[.E110]/([.B110] * 86400)" office:value-type="float" office:value="0.0403225806451613" calcext:value-type="float">
            <text:p>0.040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eed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1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37" office:value-type="string" calcext:value-type="string">
            <text:p>1 2 3</text:p>
          </table:table-cell>
          <table:table-cell table:style-name="ce45"/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38" office:value-type="float" office:value="0" calcext:value-type="float">
            <text:p>0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eed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2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0 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 office:value-type="string" calcext:value-type="string">
            <text:p>0 0 1</text:p>
          </table:table-cell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eed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 office:value-type="string" calcext:value-type="string">
            <text:p>0 0 1</text:p>
          </table:table-cell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12:.B114]; [.F112:.F114]))" office:value-type="time" office:time-value="PT00H26M40S" calcext:value-type="time">
            <text:p>00:26:40</text:p>
          </table:table-cell>
          <table:table-cell table:style-name="ce2" table:number-columns-repeated="2"/>
          <table:table-cell table:style-name="ce2" table:formula="of:=SUMPRODUCT([.E112:.E114]; [.F112:.F114])" office:value-type="float" office:value="2300" calcext:value-type="float">
            <text:p>2300</text:p>
          </table:table-cell>
          <table:table-cell table:style-name="ce2" table:formula="of:=[.E115]/([.B115] * 86400)" office:value-type="float" office:value="1.4375" calcext:value-type="float">
            <text:p>1.43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1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700" calcext:value-type="float">
            <text:p>700</text:p>
          </table:table-cell>
          <table:table-cell table:style-name="ce39" office:value-type="string" calcext:value-type="string">
            <text:p>5 6 7 8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1" table:formula="of:=[$harvestRates.L36]" office:value-type="float" office:value="2.2" calcext:value-type="float">
            <text:p>2.20</text:p>
          </table:table-cell>
          <table:table-cell table:style-name="ce41" table:formula="of:=[$harvestRates.K36]" office:value-type="float" office:value="600" calcext:value-type="float">
            <text:p>600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2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3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4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5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6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6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brickAppleTree7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17:.B124]; [.F117:.F124]))" office:value-type="time" office:time-value="PT02H34M10S" calcext:value-type="time">
            <text:p>02:34:10</text:p>
          </table:table-cell>
          <table:table-cell table:style-name="ce3" table:number-columns-repeated="2"/>
          <table:table-cell table:style-name="ce3" table:formula="of:=SUMPRODUCT([.E117:.E124]; [.F117:.F124])" office:value-type="float" office:value="4200" calcext:value-type="float">
            <text:p>4200</text:p>
          </table:table-cell>
          <table:table-cell table:style-name="ce19" table:formula="of:=[.E125]/([.B125] * 86400)" office:value-type="float" office:value="0.454054054054054" calcext:value-type="float">
            <text:p>0.454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1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0CropData</text:p>
          </table:table-cell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1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12CropData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8"/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1CropData</text:p>
          </table:table-cell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12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9 10 11 12 13 14 15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 4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26:.B128]; [.F126:.F128]))" office:value-type="time" office:time-value="PT00H30M00S" calcext:value-type="time">
            <text:p>00:30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26:.E128]; [.F126:.F128])" office:value-type="float" office:value="945" calcext:value-type="float">
            <text:p>945</text:p>
          </table:table-cell>
          <table:table-cell table:style-name="ce19" table:formula="of:=[.E129]/([.B129] * 86400)" office:value-type="float" office:value="0.525" calcext:value-type="float">
            <text:p>0.52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2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2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2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22CropData</text:p>
          </table:table-cell>
          <table:table-cell table:style-name="ce3" office:value-type="string" calcext:value-type="string">
            <text:p>brickAppleTree2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22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10 11 12 13 14 15 16 17 18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 4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30:.B132]; [.F130:.F132]))" office:value-type="time" office:time-value="PT00H30M00S" calcext:value-type="time">
            <text:p>00:30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30:.E132]; [.F130:.F132])" office:value-type="float" office:value="945" calcext:value-type="float">
            <text:p>945</text:p>
          </table:table-cell>
          <table:table-cell table:style-name="ce19" table:formula="of:=[.E133]/([.B133] * 86400)" office:value-type="float" office:value="0.525" calcext:value-type="float">
            <text:p>0.52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2" table:style-name="ce2" office:value-type="float" office:value="1000" calcext:value-type="float">
            <text:p>1000</text:p>
          </table:table-cell>
          <table:table-cell table:style-name="ce37" office:value-type="string" calcext:value-type="string">
            <text:p>5 6 7 8</text:p>
          </table:table-cell>
          <table:table-cell table:style-name="ce45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8" table:formula="of:=[$harvestRates.L39]" office:value-type="float" office:value="5.1" calcext:value-type="float">
            <text:p>5.10</text:p>
          </table:table-cell>
          <table:table-cell table:style-name="ce38" table:formula="of:=[$harvestRates.K39]" office:value-type="float" office:value="900" calcext:value-type="float">
            <text:p>900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2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4"/>
          <table:table-cell table:style-name="ce2" office:value-type="string" calcext:value-type="string">
            <text:p><text:s/></text:p>
          </table:table-cell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3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3</text:p>
          </table:table-cell>
          <table:table-cell table:style-name="ce17" office:value-type="float" office:value="50" calcext:value-type="float">
            <text:p>50</text:p>
          </table:table-cell>
          <table:table-cell table:style-name="ce2" office:value-type="string" calcext:value-type="string">
            <text:p>brickMangoTree4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5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6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6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brickMangoTree7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brickMangoTree8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9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0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1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11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1 12 13 14 15 16</text:p>
          </table:table-cell>
          <table:table-cell table:style-name="ce2" office:value-type="string" calcext:value-type="string">
            <text:p>MangoItem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 4 5</text:p>
          </table:table-cell>
          <table:table-cell table:style-name="ce2"/>
          <table:table-cell table:style-name="ce21" office:value-type="string" calcext:value-type="string">
            <text:p>brickMangoTree8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35:.B146]; [.F135:.F146]))" office:value-type="time" office:time-value="PT02H58M20S" calcext:value-type="time">
            <text:p>02:58:20</text:p>
          </table:table-cell>
          <table:table-cell table:style-name="ce2" table:number-columns-repeated="2"/>
          <table:table-cell table:style-name="ce2" table:formula="of:=SUMPRODUCT([.E135:.E146]; [.F135:.F146])" office:value-type="float" office:value="6975" calcext:value-type="float">
            <text:p>6975</text:p>
          </table:table-cell>
          <table:table-cell table:style-name="ce18" table:formula="of:=[.E147]/([.B147] * 86400)" office:value-type="float" office:value="0.651869158878505" calcext:value-type="float">
            <text:p>0.652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43:.B147]; [.F143:.F147]))" office:value-type="time" office:time-value="PT00H50M00.080729167S" calcext:value-type="time">
            <text:p>00:50:00</text:p>
          </table:table-cell>
          <table:table-cell table:style-name="ce2" table:number-columns-repeated="2"/>
          <table:table-cell table:style-name="ce2" table:formula="of:=SUMPRODUCT([.E143:.E146]; [.F143:.F146])" office:value-type="float" office:value="1700" calcext:value-type="float">
            <text:p>1700</text:p>
          </table:table-cell>
          <table:table-cell table:style-name="ce18" table:formula="of:=[.E148]/([.B148] * 86400)" office:value-type="float" office:value="0.566651418234405" calcext:value-type="float">
            <text:p>0.567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0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1CropData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/>
          <table:table-cell table:number-columns-repeated="2" table:style-name="ce3" office:value-type="float" office:value="900" calcext:value-type="float">
            <text:p>900</text:p>
          </table:table-cell>
          <table:table-cell table:style-name="ce39" office:value-type="string" calcext:value-type="string">
            <text:p>10 11 12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1" table:formula="of:=[$harvestRates.L41]" office:value-type="float" office:value="4.5" calcext:value-type="float">
            <text:p>4.50</text:p>
          </table:table-cell>
          <table:table-cell table:style-name="ce41" table:formula="of:=[$harvestRates.K41]" office:value-type="float" office:value="750" calcext:value-type="float">
            <text:p>750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1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2CropData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<text:span text:style-name="T1">brickPeachTree3Crop</text:span>Data</text:p>
          </table:table-cell>
          <table:table-cell table:style-name="ce3" office:value-type="string" calcext:value-type="string">
            <text:p><text:span text:style-name="T1">brickPeachTree3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<text:span text:style-name="T1">brickPeachTree4Crop</text:span>Data</text:p>
          </table:table-cell>
          <table:table-cell table:style-name="ce3" office:value-type="string" calcext:value-type="string">
            <text:p><text:span text:style-name="T1">brickPeachTree4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<text:span text:style-name="T1">brickPeachTree5Crop</text:span>Data</text:p>
          </table:table-cell>
          <table:table-cell table:style-name="ce3" office:value-type="string" calcext:value-type="string">
            <text:p><text:span text:style-name="T1">brickPeachTree5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5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<text:span text:style-name="T1">brickPeachTree6Crop</text:span>Data</text:p>
          </table:table-cell>
          <table:table-cell table:style-name="ce3" office:value-type="string" calcext:value-type="string">
            <text:p><text:span text:style-name="T1">brickPeachTree6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6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<text:span text:style-name="T1">brickPeachTree7Crop</text:span>Data</text:p>
          </table:table-cell>
          <table:table-cell table:style-name="ce3" office:value-type="string" calcext:value-type="string">
            <text:p><text:span text:style-name="T1">brickPeachTree7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7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<text:span text:style-name="T1">brickPeachTree8Crop</text:span>Data</text:p>
          </table:table-cell>
          <table:table-cell table:style-name="ce3" office:value-type="string" calcext:value-type="string">
            <text:p><text:span text:style-name="T1">brickPeachTree8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<text:span text:style-name="T1">brickPeachTree9Crop</text:span>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<text:span text:style-name="T1">brickPeachTree10Crop</text:span>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10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6 7 8 9 10 11 12</text:p>
          </table:table-cell>
          <table:table-cell table:style-name="ce3" office:value-type="string" calcext:value-type="string">
            <text:p>Peach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 4 5</text:p>
          </table:table-cell>
          <table:table-cell table:style-name="ce3"/>
          <table:table-cell table:style-name="ce22" office:value-type="string" calcext:value-type="string">
            <text:p>brickPeachTree8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49:.B159]; [.F149:.F159]))" office:value-type="time" office:time-value="PT04H32M30S" calcext:value-type="time">
            <text:p>04:32:30</text:p>
          </table:table-cell>
          <table:table-cell table:style-name="ce3" table:number-columns-repeated="2"/>
          <table:table-cell table:style-name="ce3" table:formula="of:=SUMPRODUCT([.E149:.E159]; [.F149:.F159])" office:value-type="float" office:value="3250" calcext:value-type="float">
            <text:p>3250</text:p>
          </table:table-cell>
          <table:table-cell table:style-name="ce19" table:formula="of:=[.E160]/([.B160] * 86400)" office:value-type="float" office:value="0.198776758409786" calcext:value-type="float">
            <text:p>0.199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57:.B160]; [.F157:.F160]))" office:value-type="time" office:time-value="PT00H41M40.037615741S" calcext:value-type="time">
            <text:p>00:41:40</text:p>
          </table:table-cell>
          <table:table-cell table:style-name="ce3" table:number-columns-repeated="2"/>
          <table:table-cell table:style-name="ce3" table:formula="of:=SUMPRODUCT([.E157:.E159]; [.F157:.F159])" office:value-type="float" office:value="750" calcext:value-type="float">
            <text:p>750</text:p>
          </table:table-cell>
          <table:table-cell table:style-name="ce19" table:formula="of:=[.E161]/([.B161] * 86400)" office:value-type="float" office:value="0.299995486179027" calcext:value-type="float">
            <text:p>0.300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0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1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7" calcext:value-type="float">
            <text:p>7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/>
          <table:table-cell table:number-columns-repeated="2" table:style-name="ce2" office:value-type="float" office:value="1200" calcext:value-type="float">
            <text:p>1200</text:p>
          </table:table-cell>
          <table:table-cell table:style-name="ce37" office:value-type="string" calcext:value-type="string">
            <text:p>8 9 10</text:p>
          </table:table-cell>
          <table:table-cell table:style-name="ce45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8" table:formula="of:=[$harvestRates.L43]" office:value-type="float" office:value="4.8" calcext:value-type="float">
            <text:p>4.80</text:p>
          </table:table-cell>
          <table:table-cell table:style-name="ce38" table:formula="of:=[$harvestRates.K43]" office:value-type="float" office:value="1000" calcext:value-type="float">
            <text:p>1000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1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2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2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3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4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4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5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5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6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6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7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7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string" calcext:value-type="string">
            <text:p>brickDateTree8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8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9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9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10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10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6 7 8 9 10 11 12</text:p>
          </table:table-cell>
          <table:table-cell table:style-name="ce2" office:value-type="string" calcext:value-type="string">
            <text:p>Date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 4 5</text:p>
          </table:table-cell>
          <table:table-cell table:style-name="ce2"/>
          <table:table-cell table:style-name="ce21" office:value-type="string" calcext:value-type="string">
            <text:p>brickDateTree6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62:.B172]; [.F162:.F172]))" office:value-type="time" office:time-value="PT07H16M40S" calcext:value-type="time">
            <text:p>07:16:40</text:p>
          </table:table-cell>
          <table:table-cell table:style-name="ce2" table:number-columns-repeated="2"/>
          <table:table-cell table:style-name="ce2" table:formula="of:=SUMPRODUCT([.E162:.E172]; [.F162:.F172])" office:value-type="float" office:value="3910" calcext:value-type="float">
            <text:p>3910</text:p>
          </table:table-cell>
          <table:table-cell table:style-name="ce18" table:formula="of:=[.E173]/([.B173] * 86400)" office:value-type="float" office:value="0.149236641221374" calcext:value-type="float">
            <text:p>0.14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69:.B172]; [.F169:.F172]))" office:value-type="time" office:time-value="PT03H33M20S" calcext:value-type="time">
            <text:p>03:33:20</text:p>
          </table:table-cell>
          <table:table-cell table:style-name="ce2" table:number-columns-repeated="2"/>
          <table:table-cell table:style-name="ce2" table:formula="of:=SUMPRODUCT([.E169:.E172]; [.F169:.F172])" office:value-type="float" office:value="960" calcext:value-type="float">
            <text:p>960</text:p>
          </table:table-cell>
          <table:table-cell table:style-name="ce18" table:formula="of:=[.E174]/([.B174] * 86400)" office:value-type="float" office:value="0.075" calcext:value-type="float">
            <text:p>0.0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Void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Void1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5" calcext:value-type="float">
            <text:p>15</text:p>
          </table:table-cell>
          <table:table-cell table:style-name="ce3" table:number-columns-repeated="7"/>
          <table:table-cell table:style-name="ce39"/>
          <table:table-cell table:style-name="ce47"/>
          <table:table-cell table:style-name="ce3" table:number-columns-repeated="3"/>
          <table:table-cell table:style-name="ce3" office:value-type="float" office:value="69" calcext:value-type="float">
            <text:p>6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41" office:value-type="float" office:value="69" calcext:value-type="float">
            <text:p>69.00</text:p>
          </table:table-cell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Void2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Void3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3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Void4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Void5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5</text:p>
          </table:table-cell>
          <table:table-cell table:style-name="ce3" table:number-columns-repeated="14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oidEncasedKeyItem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/>
          <table:table-cell table:style-name="ce16" table:formula="of:=TIME(0; 0; SUMPRODUCT([.B175:.B180]; [.F175:.F180]))" office:value-type="time" office:time-value="PT02H05M00S" calcext:value-type="time">
            <text:p>02:05:00</text:p>
          </table:table-cell>
          <table:table-cell table:style-name="ce3" table:number-columns-repeated="13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2" office:value-type="string" calcext:value-type="string">
            <text:p>AncientFlower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brickAncientFlower1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 1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4" calcext:value-type="float">
            <text:p>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37" office:value-type="float" office:value="0" calcext:value-type="float">
            <text:p>0</text:p>
          </table:table-cell>
          <table:table-cell table:style-name="ce45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69" calcext:value-type="float">
            <text:p>69</text:p>
          </table:table-cell>
          <table:table-cell table:style-name="ce2"/>
          <table:table-cell table:style-name="ce38" office:value-type="float" office:value="1" calcext:value-type="float">
            <text:p>1.00</text:p>
          </table:table-cell>
          <table:table-cell table:style-name="ce38" office:value-type="float" office:value="12" calcext:value-type="float">
            <text:p>12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AncientFlower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brickAncientFlower2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 1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AncientFlower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brickAncientFlower0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number-columns-repeated="2"/>
          <table:table-cell table:style-name="ce2" office:value-type="string" calcext:value-type="string">
            <text:p>0 0 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string" calcext:value-type="string">
            <text:p>1 1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83:.B185]; [.F183:.F185]))" office:value-type="time" office:time-value="PT03H20M00S" calcext:value-type="time">
            <text:p>03:20:00</text:p>
          </table:table-cell>
          <table:table-cell table:style-name="ce2" table:number-columns-repeated="13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style-name="ce17"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style-name="ce17" table:number-columns-repeated="960"/>
        </table:table-row>
        <table:table-row table:style-name="ro2" table:number-rows-repeated="318">
          <table:table-cell table:style-name="ce4" table:number-columns-repeated="15"/>
          <table:table-cell/>
          <table:table-cell table:style-name="ce4" table:number-columns-repeated="6"/>
          <table:table-cell table:style-name="ce23" table:number-columns-repeated="2"/>
          <table:table-cell table:style-name="ce4"/>
          <table:table-cell/>
          <table:table-cell table:style-name="ce4" table:number-columns-repeated="8"/>
          <table:table-cell table:style-name="ce40"/>
          <table:table-cell table:style-name="ce48"/>
          <table:table-cell table:style-name="ce4" table:number-columns-repeated="5"/>
          <table:table-cell table:style-name="ce46" table:number-columns-repeated="2"/>
          <table:table-cell table:style-name="ce4" table:number-columns-repeated="21"/>
          <table:table-cell table:number-columns-repeated="960"/>
        </table:table-row>
        <table:table-row table:style-name="ro2" table:number-rows-repeated="10480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arvestRates" table:style-name="ta1">
        <table:table-column table:style-name="co21" table:default-cell-style-name="Default"/>
        <table:table-column table:style-name="co22" table:default-cell-style-name="ce125"/>
        <table:table-column table:style-name="co23" table:default-cell-style-name="ce127"/>
        <table:table-column table:style-name="co24" table:default-cell-style-name="ce127"/>
        <table:table-column table:style-name="co25" table:default-cell-style-name="ce130"/>
        <table:table-column table:style-name="co26" table:default-cell-style-name="ce127"/>
        <table:table-column table:style-name="co27" table:default-cell-style-name="ce127"/>
        <table:table-column table:style-name="co28" table:default-cell-style-name="ce127"/>
        <table:table-column table:style-name="co29" table:default-cell-style-name="ce127"/>
        <table:table-column table:style-name="co30" table:default-cell-style-name="ce127"/>
        <table:table-column table:style-name="co20" table:number-columns-repeated="2" table:default-cell-style-name="ce133"/>
        <table:table-column table:style-name="co31" table:default-cell-style-name="ce127"/>
        <table:table-column table:style-name="co32" table:default-cell-style-name="ce139"/>
        <table:table-column table:style-name="co20" table:default-cell-style-name="ce127"/>
        <table:table-column table:style-name="co33" table:default-cell-style-name="ce141"/>
        <table:table-column table:style-name="co34" table:default-cell-style-name="ce144"/>
        <table:table-column table:style-name="co35" table:default-cell-style-name="Default"/>
        <table:table-column table:style-name="co36" table:default-cell-style-name="ce147"/>
        <table:table-column table:style-name="co20" table:default-cell-style-name="ce150"/>
        <table:table-column table:style-name="co20" table:number-columns-repeated="44" table:default-cell-style-name="Default"/>
        <table:table-row table:style-name="ro2">
          <table:table-cell table:style-name="ce117" office:value-type="string" calcext:value-type="string">
            <text:p>Crop &amp; stage</text:p>
          </table:table-cell>
          <table:table-cell table:style-name="ce117" office:value-type="string" calcext:value-type="string">
            <text:p>Time</text:p>
          </table:table-cell>
          <table:table-cell table:style-name="ce126" office:value-type="string" calcext:value-type="string">
            <text:p>Yield (updated manually)</text:p>
          </table:table-cell>
          <table:table-cell table:style-name="ce126" office:value-type="string" calcext:value-type="string">
            <text:p>Tool Yield</text:p>
          </table:table-cell>
          <table:table-cell table:style-name="ce129" office:value-type="string" calcext:value-type="string">
            <text:p>Harvest Count</text:p>
          </table:table-cell>
          <table:table-cell table:style-name="ce126" office:value-type="string" calcext:value-type="string">
            <text:p>Nutrients</text:p>
          </table:table-cell>
          <table:table-cell table:style-name="ce126" office:value-type="string" calcext:value-type="string">
            <text:p>Yield Per Plant</text:p>
          </table:table-cell>
          <table:table-cell table:style-name="ce126" office:value-type="string" calcext:value-type="string">
            <text:p>Avg Seed/Seed</text:p>
          </table:table-cell>
          <table:table-cell table:style-name="ce126" office:value-type="string" calcext:value-type="string">
            <text:p>Total Yield</text:p>
          </table:table-cell>
          <table:table-cell table:style-name="ce126"/>
          <table:table-cell table:style-name="ce132" office:value-type="string" calcext:value-type="string">
            <text:p>Buy Price</text:p>
          </table:table-cell>
          <table:table-cell table:style-name="ce132" office:value-type="string" calcext:value-type="string">
            <text:p>Sell Price</text:p>
          </table:table-cell>
          <table:table-cell table:style-name="ce126" office:value-type="string" calcext:value-type="string">
            <text:p>Total Profit / seed</text:p>
          </table:table-cell>
          <table:table-cell table:style-name="ce126" office:value-type="string" calcext:value-type="string">
            <text:p>Profit / harvest</text:p>
          </table:table-cell>
          <table:table-cell table:style-name="ce126" office:value-type="string" calcext:value-type="string">
            <text:p># per field</text:p>
          </table:table-cell>
          <table:table-cell table:style-name="ce140" office:value-type="string" calcext:value-type="string">
            <text:p>Profit / 32x Field</text:p>
          </table:table-cell>
          <table:table-cell table:style-name="ce143" office:value-type="string" calcext:value-type="string">
            <text:p>Profit / Min</text:p>
          </table:table-cell>
          <table:table-cell table:style-name="ce121"/>
          <table:table-cell table:style-name="ce146" office:value-type="string" calcext:value-type="string">
            <text:p>Harvests to make $20</text:p>
          </table:table-cell>
          <table:table-cell table:style-name="ce149" office:value-type="string" calcext:value-type="string">
            <text:p>Profit / Hr</text:p>
          </table:table-cell>
          <table:table-cell table:style-name="ce121" table:number-columns-repeated="44"/>
        </table:table-row>
        <table:table-row table:style-name="ro2">
          <table:table-cell table:style-name="ce118" table:number-columns-repeated="2"/>
          <table:table-cell table:number-columns-repeated="11"/>
          <table:table-cell table:style-name="ce127"/>
          <table:table-cell table:number-columns-repeated="50"/>
        </table:table-row>
        <table:table-row table:style-name="ro2">
          <table:table-cell table:style-name="ce117" office:value-type="string" calcext:value-type="string">
            <text:p>Potato 2</text:p>
          </table:table-cell>
          <table:table-cell table:style-name="ce117" office:value-type="float" office:value="120" calcext:value-type="float">
            <text:p>120</text:p>
          </table:table-cell>
          <table:table-cell table:style-name="ce126" office:value-type="float" office:value="3" calcext:value-type="float">
            <text:p>3.000</text:p>
          </table:table-cell>
          <table:table-cell table:style-name="ce126" office:value-type="float" office:value="4" calcext:value-type="float">
            <text:p>4.0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3]*[.C3]" office:value-type="float" office:value="3" calcext:value-type="float">
            <text:p>3.000</text:p>
          </table:table-cell>
          <table:table-cell table:style-name="ce126" office:value-type="float" office:value="5" calcext:value-type="float">
            <text:p>5.000</text:p>
          </table:table-cell>
          <table:table-cell table:style-name="ce126" table:formula="of:=[.G3]*[.H3]" office:value-type="float" office:value="15" calcext:value-type="float">
            <text:p>15.000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21" calcext:value-type="float">
            <text:p>0.210</text:p>
          </table:table-cell>
          <table:table-cell table:style-name="ce126" table:formula="of:=([.L3] * [.I3]) - [.K3]" office:value-type="float" office:value="1.95" calcext:value-type="float">
            <text:p>1.950</text:p>
          </table:table-cell>
          <table:table-cell table:style-name="ce137" table:formula="of:=[.M3]/([.E3]*[.H3])" office:value-type="float" office:value="0.39" calcext:value-type="float">
            <text:p>0.39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3]*[.O3]" office:value-type="float" office:value="47.19" calcext:value-type="float">
            <text:p>47.190</text:p>
          </table:table-cell>
          <table:table-cell table:style-name="ce143" table:formula="of:=[.P3]/[.B3] * 60" office:value-type="float" office:value="23.595" calcext:value-type="float">
            <text:p>23.595</text:p>
          </table:table-cell>
          <table:table-cell table:style-name="ce121"/>
          <table:table-cell table:style-name="ce146" table:formula="of:=20/[.N3]" office:value-type="float" office:value="51.2820512820513" calcext:value-type="float">
            <text:p>51.28</text:p>
          </table:table-cell>
          <table:table-cell table:style-name="ce149" table:formula="of:=[.Q3]*60" office:value-type="float" office:value="1415.7" calcext:value-type="float">
            <text:p>1,415.70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Potato 3</text:p>
          </table:table-cell>
          <table:table-cell table:style-name="ce117" office:value-type="float" office:value="180" calcext:value-type="float">
            <text:p>180</text:p>
          </table:table-cell>
          <table:table-cell table:style-name="ce126" office:value-type="float" office:value="2.3333333333" calcext:value-type="float">
            <text:p>2.333</text:p>
          </table:table-cell>
          <table:table-cell table:style-name="ce126" office:value-type="float" office:value="3" calcext:value-type="float">
            <text:p>3.0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4]*[.C4]" office:value-type="float" office:value="2.3333333333" calcext:value-type="float">
            <text:p>2.333</text:p>
          </table:table-cell>
          <table:table-cell table:style-name="ce126" office:value-type="float" office:value="5" calcext:value-type="float">
            <text:p>5.000</text:p>
          </table:table-cell>
          <table:table-cell table:style-name="ce126" table:formula="of:=[.G4]*[.H4]" office:value-type="float" office:value="11.6666666665" calcext:value-type="float">
            <text:p>11.667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21" calcext:value-type="float">
            <text:p>0.210</text:p>
          </table:table-cell>
          <table:table-cell table:style-name="ce126" table:formula="of:=([.L4] * [.I4]) - [.K4]" office:value-type="float" office:value="1.249999999965" calcext:value-type="float">
            <text:p>1.250</text:p>
          </table:table-cell>
          <table:table-cell table:style-name="ce137" table:formula="of:=[.M4]/([.E4]*[.H4])" office:value-type="float" office:value="0.249999999993" calcext:value-type="float">
            <text:p>0.25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4]*[.O4]" office:value-type="float" office:value="30.249999999153" calcext:value-type="float">
            <text:p>30.250</text:p>
          </table:table-cell>
          <table:table-cell table:style-name="ce143" table:formula="of:=[.P4]/[.B4] * 60" office:value-type="float" office:value="10.083333333051" calcext:value-type="float">
            <text:p>10.083</text:p>
          </table:table-cell>
          <table:table-cell table:style-name="ce121"/>
          <table:table-cell table:style-name="ce146" table:formula="of:=20/[.N4]" office:value-type="float" office:value="80.00000000224" calcext:value-type="float">
            <text:p>80.00</text:p>
          </table:table-cell>
          <table:table-cell table:style-name="ce149" table:formula="of:=[.Q4]*60" office:value-type="float" office:value="604.99999998306" calcext:value-type="float">
            <text:p>605.00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Carrot 2</text:p>
          </table:table-cell>
          <table:table-cell table:style-name="ce117" office:value-type="float" office:value="140" calcext:value-type="float">
            <text:p>140</text:p>
          </table:table-cell>
          <table:table-cell table:style-name="ce126" office:value-type="float" office:value="2.5" calcext:value-type="float">
            <text:p>2.500</text:p>
          </table:table-cell>
          <table:table-cell table:style-name="ce126" office:value-type="float" office:value="3.33333333333333" calcext:value-type="float">
            <text:p>3.333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6]*[.C6]" office:value-type="float" office:value="2.5" calcext:value-type="float">
            <text:p>2.500</text:p>
          </table:table-cell>
          <table:table-cell table:style-name="ce126" office:value-type="float" office:value="8" calcext:value-type="float">
            <text:p>8.000</text:p>
          </table:table-cell>
          <table:table-cell table:style-name="ce126" table:formula="of:=[.G6]*[.H6]" office:value-type="float" office:value="20" calcext:value-type="float">
            <text:p>20.000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23" calcext:value-type="float">
            <text:p>0.230</text:p>
          </table:table-cell>
          <table:table-cell table:style-name="ce126" table:formula="of:=([.L6] * [.I6]) - [.K6]" office:value-type="float" office:value="3.4" calcext:value-type="float">
            <text:p>3.400</text:p>
          </table:table-cell>
          <table:table-cell table:style-name="ce137" table:formula="of:=[.M6]/([.E6]*[.H6])" office:value-type="float" office:value="0.425" calcext:value-type="float">
            <text:p>0.425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6]*[.O6]" office:value-type="float" office:value="51.425" calcext:value-type="float">
            <text:p>51.425</text:p>
          </table:table-cell>
          <table:table-cell table:style-name="ce143" table:formula="of:=[.P6]/[.B6] * 60" office:value-type="float" office:value="22.0392857142857" calcext:value-type="float">
            <text:p>22.039</text:p>
          </table:table-cell>
          <table:table-cell table:style-name="ce121"/>
          <table:table-cell table:style-name="ce146" table:formula="of:=20/[.N6]" office:value-type="float" office:value="47.0588235294118" calcext:value-type="float">
            <text:p>47.06</text:p>
          </table:table-cell>
          <table:table-cell table:style-name="ce149" table:formula="of:=[.Q6]*60" office:value-type="float" office:value="1322.35714285714" calcext:value-type="float">
            <text:p>1,322.36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Carrot 3</text:p>
          </table:table-cell>
          <table:table-cell table:style-name="ce117" office:value-type="float" office:value="245" calcext:value-type="float">
            <text:p>245</text:p>
          </table:table-cell>
          <table:table-cell table:style-name="ce126" office:value-type="float" office:value="1.66666666666" calcext:value-type="float">
            <text:p>1.667</text:p>
          </table:table-cell>
          <table:table-cell table:style-name="ce126" office:value-type="float" office:value="2" calcext:value-type="float">
            <text:p>2.0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7]*[.C7]" office:value-type="float" office:value="1.66666666666" calcext:value-type="float">
            <text:p>1.667</text:p>
          </table:table-cell>
          <table:table-cell table:style-name="ce126" office:value-type="float" office:value="8" calcext:value-type="float">
            <text:p>8.000</text:p>
          </table:table-cell>
          <table:table-cell table:style-name="ce126" table:formula="of:=[.G7]*[.H7]" office:value-type="float" office:value="13.33333333328" calcext:value-type="float">
            <text:p>13.333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23" calcext:value-type="float">
            <text:p>0.230</text:p>
          </table:table-cell>
          <table:table-cell table:style-name="ce126" table:formula="of:=([.L7] * [.I7]) - [.K7]" office:value-type="float" office:value="1.8666666666544" calcext:value-type="float">
            <text:p>1.867</text:p>
          </table:table-cell>
          <table:table-cell table:style-name="ce137" table:formula="of:=[.M7]/([.E7]*[.H7])" office:value-type="float" office:value="0.2333333333318" calcext:value-type="float">
            <text:p>0.233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7]*[.O7]" office:value-type="float" office:value="28.2333333331478" calcext:value-type="float">
            <text:p>28.233</text:p>
          </table:table-cell>
          <table:table-cell table:style-name="ce143" table:formula="of:=[.P7]/[.B7] * 60" office:value-type="float" office:value="6.91428571424028" calcext:value-type="float">
            <text:p>6.914</text:p>
          </table:table-cell>
          <table:table-cell table:style-name="ce121"/>
          <table:table-cell table:style-name="ce146" table:formula="of:=20/[.N7]" office:value-type="float" office:value="85.714285714849" calcext:value-type="float">
            <text:p>85.71</text:p>
          </table:table-cell>
          <table:table-cell table:style-name="ce149" table:formula="of:=[.Q7]*60" office:value-type="float" office:value="414.857142854417" calcext:value-type="float">
            <text:p>414.86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Onion 2</text:p>
          </table:table-cell>
          <table:table-cell table:style-name="ce117" office:value-type="float" office:value="575" calcext:value-type="float">
            <text:p>575</text:p>
          </table:table-cell>
          <table:table-cell table:style-name="ce126" office:value-type="float" office:value="3" calcext:value-type="float">
            <text:p>3.000</text:p>
          </table:table-cell>
          <table:table-cell table:style-name="ce126" office:value-type="float" office:value="3.5" calcext:value-type="float">
            <text:p>3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9]*[.C9]" office:value-type="float" office:value="3" calcext:value-type="float">
            <text:p>3.000</text:p>
          </table:table-cell>
          <table:table-cell table:style-name="ce126" office:value-type="float" office:value="3.33" calcext:value-type="float">
            <text:p>3.330</text:p>
          </table:table-cell>
          <table:table-cell table:style-name="ce126" table:formula="of:=[.G9]*[.H9]" office:value-type="float" office:value="9.99" calcext:value-type="float">
            <text:p>9.990</text:p>
          </table:table-cell>
          <table:table-cell table:style-name="ce126"/>
          <table:table-cell table:style-name="ce134" office:value-type="float" office:value="1.9" calcext:value-type="float">
            <text:p>1.900</text:p>
          </table:table-cell>
          <table:table-cell table:style-name="ce134" office:value-type="float" office:value="0.28" calcext:value-type="float">
            <text:p>0.280</text:p>
          </table:table-cell>
          <table:table-cell table:style-name="ce126" table:formula="of:=([.L9] * [.I9]) - [.K9]" office:value-type="float" office:value="0.8972" calcext:value-type="float">
            <text:p>0.897</text:p>
          </table:table-cell>
          <table:table-cell table:style-name="ce137" table:formula="of:=[.M9]/([.E9]*[.H9])" office:value-type="float" office:value="0.269429429429429" calcext:value-type="float">
            <text:p>0.269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9]*[.O9]" office:value-type="float" office:value="32.600960960961" calcext:value-type="float">
            <text:p>32.601</text:p>
          </table:table-cell>
          <table:table-cell table:style-name="ce143" table:formula="of:=[.P9]/[.B9] * 60" office:value-type="float" office:value="3.40183940462201" calcext:value-type="float">
            <text:p>3.402</text:p>
          </table:table-cell>
          <table:table-cell table:style-name="ce121"/>
          <table:table-cell table:style-name="ce146" table:formula="of:=20/[.N9]" office:value-type="float" office:value="74.2309407044137" calcext:value-type="float">
            <text:p>74.23</text:p>
          </table:table-cell>
          <table:table-cell table:style-name="ce149" table:formula="of:=[.Q9]*60" office:value-type="float" office:value="204.110364277321" calcext:value-type="float">
            <text:p>204.11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Onion 3</text:p>
          </table:table-cell>
          <table:table-cell table:style-name="ce117" office:value-type="float" office:value="770" calcext:value-type="float">
            <text:p>770</text:p>
          </table:table-cell>
          <table:table-cell table:style-name="ce126" office:value-type="float" office:value="4" calcext:value-type="float">
            <text:p>4.000</text:p>
          </table:table-cell>
          <table:table-cell table:style-name="ce126" office:value-type="float" office:value="4.5" calcext:value-type="float">
            <text:p>4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10]*[.C10]" office:value-type="float" office:value="4" calcext:value-type="float">
            <text:p>4.000</text:p>
          </table:table-cell>
          <table:table-cell table:style-name="ce126" office:value-type="float" office:value="3.33" calcext:value-type="float">
            <text:p>3.330</text:p>
          </table:table-cell>
          <table:table-cell table:style-name="ce126" table:formula="of:=[.G10]*[.H10]" office:value-type="float" office:value="13.32" calcext:value-type="float">
            <text:p>13.320</text:p>
          </table:table-cell>
          <table:table-cell table:style-name="ce126"/>
          <table:table-cell table:style-name="ce134" office:value-type="float" office:value="1.9" calcext:value-type="float">
            <text:p>1.900</text:p>
          </table:table-cell>
          <table:table-cell table:style-name="ce134" office:value-type="float" office:value="0.28" calcext:value-type="float">
            <text:p>0.280</text:p>
          </table:table-cell>
          <table:table-cell table:style-name="ce126" table:formula="of:=([.L10] * [.I10]) - [.K10]" office:value-type="float" office:value="1.8296" calcext:value-type="float">
            <text:p>1.830</text:p>
          </table:table-cell>
          <table:table-cell table:style-name="ce137" table:formula="of:=[.M10]/([.E10]*[.H10])" office:value-type="float" office:value="0.54942942942943" calcext:value-type="float">
            <text:p>0.549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10]*[.O10]" office:value-type="float" office:value="66.480960960961" calcext:value-type="float">
            <text:p>66.481</text:p>
          </table:table-cell>
          <table:table-cell table:style-name="ce143" table:formula="of:=[.P10]/[.B10] * 60" office:value-type="float" office:value="5.18033462033462" calcext:value-type="float">
            <text:p>5.180</text:p>
          </table:table-cell>
          <table:table-cell table:style-name="ce121"/>
          <table:table-cell table:style-name="ce146" table:formula="of:=20/[.N10]" office:value-type="float" office:value="36.4013992129427" calcext:value-type="float">
            <text:p>36.40</text:p>
          </table:table-cell>
          <table:table-cell table:style-name="ce149" table:formula="of:=[.Q10]*60" office:value-type="float" office:value="310.820077220077" calcext:value-type="float">
            <text:p>310.82</text:p>
          </table:table-cell>
          <table:table-cell table:style-name="ce121"/>
          <table:table-cell/>
          <table:table-cell table:style-name="ce121" table:number-columns-repeated="42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Corn 3</text:p>
          </table:table-cell>
          <table:table-cell table:style-name="ce117" office:value-type="float" office:value="315" calcext:value-type="float">
            <text:p>315</text:p>
          </table:table-cell>
          <table:table-cell table:style-name="ce126" office:value-type="float" office:value="1.8" calcext:value-type="float">
            <text:p>1.800</text:p>
          </table:table-cell>
          <table:table-cell table:style-name="ce126" office:value-type="float" office:value="2.3" calcext:value-type="float">
            <text:p>2.300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12]*[.C12]" office:value-type="float" office:value="5.4" calcext:value-type="float">
            <text:p>5.400</text:p>
          </table:table-cell>
          <table:table-cell table:style-name="ce126" office:value-type="float" office:value="1.21" calcext:value-type="float">
            <text:p>1.210</text:p>
          </table:table-cell>
          <table:table-cell table:style-name="ce126" table:formula="of:=[.G12]*[.H12]" office:value-type="float" office:value="6.534" calcext:value-type="float">
            <text:p>6.534</text:p>
          </table:table-cell>
          <table:table-cell table:style-name="ce126"/>
          <table:table-cell table:style-name="ce134" office:value-type="float" office:value="1.1" calcext:value-type="float">
            <text:p>1.100</text:p>
          </table:table-cell>
          <table:table-cell table:style-name="ce134" office:value-type="float" office:value="0.32" calcext:value-type="float">
            <text:p>0.320</text:p>
          </table:table-cell>
          <table:table-cell table:style-name="ce126" table:formula="of:=([.L12] * [.I12]) - [.K12]" office:value-type="float" office:value="0.99088" calcext:value-type="float">
            <text:p>0.991</text:p>
          </table:table-cell>
          <table:table-cell table:style-name="ce137" table:formula="of:=[.M12]/([.E12]*[.H12])" office:value-type="float" office:value="0.272969696969697" calcext:value-type="float">
            <text:p>0.273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12]*[.O12]" office:value-type="float" office:value="33.0293333333333" calcext:value-type="float">
            <text:p>33.029</text:p>
          </table:table-cell>
          <table:table-cell table:style-name="ce143" table:formula="of:=[.P12]/[.B12] * 60" office:value-type="float" office:value="6.29130158730159" calcext:value-type="float">
            <text:p>6.291</text:p>
          </table:table-cell>
          <table:table-cell table:style-name="ce121"/>
          <table:table-cell table:style-name="ce146" table:formula="of:=20/[.N12]" office:value-type="float" office:value="73.2682060390764" calcext:value-type="float">
            <text:p>73.27</text:p>
          </table:table-cell>
          <table:table-cell table:style-name="ce149" table:formula="of:=[.Q12]*60" office:value-type="float" office:value="377.478095238095" calcext:value-type="float">
            <text:p>377.48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Corn 4</text:p>
          </table:table-cell>
          <table:table-cell table:style-name="ce117" office:value-type="float" office:value="495" calcext:value-type="float">
            <text:p>495</text:p>
          </table:table-cell>
          <table:table-cell table:style-name="ce126" office:value-type="float" office:value="3.66666666666667" calcext:value-type="float">
            <text:p>3.667</text:p>
          </table:table-cell>
          <table:table-cell table:style-name="ce126" office:value-type="float" office:value="4.16666666666667" calcext:value-type="float">
            <text:p>4.167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13]*[.C13]" office:value-type="float" office:value="11" calcext:value-type="float">
            <text:p>11.000</text:p>
          </table:table-cell>
          <table:table-cell table:style-name="ce126" office:value-type="float" office:value="1.21" calcext:value-type="float">
            <text:p>1.210</text:p>
          </table:table-cell>
          <table:table-cell table:style-name="ce126" table:formula="of:=[.G13]*[.H13]" office:value-type="float" office:value="13.31" calcext:value-type="float">
            <text:p>13.310</text:p>
          </table:table-cell>
          <table:table-cell table:style-name="ce126"/>
          <table:table-cell table:style-name="ce134" office:value-type="float" office:value="1.1" calcext:value-type="float">
            <text:p>1.100</text:p>
          </table:table-cell>
          <table:table-cell table:style-name="ce134" office:value-type="float" office:value="0.32" calcext:value-type="float">
            <text:p>0.320</text:p>
          </table:table-cell>
          <table:table-cell table:style-name="ce126" table:formula="of:=([.L13] * [.I13]) - [.K13]" office:value-type="float" office:value="3.1592" calcext:value-type="float">
            <text:p>3.159</text:p>
          </table:table-cell>
          <table:table-cell table:style-name="ce137" table:formula="of:=[.M13]/([.E13]*[.H13])" office:value-type="float" office:value="0.87030303030303" calcext:value-type="float">
            <text:p>0.87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13]*[.O13]" office:value-type="float" office:value="105.306666666667" calcext:value-type="float">
            <text:p>105.307</text:p>
          </table:table-cell>
          <table:table-cell table:style-name="ce143" table:formula="of:=[.P13]/[.B13] * 60" office:value-type="float" office:value="12.7644444444444" calcext:value-type="float">
            <text:p>12.764</text:p>
          </table:table-cell>
          <table:table-cell table:style-name="ce121"/>
          <table:table-cell table:style-name="ce146" table:formula="of:=20/[.N13]" office:value-type="float" office:value="22.9805013927577" calcext:value-type="float">
            <text:p>22.98</text:p>
          </table:table-cell>
          <table:table-cell table:style-name="ce149" table:formula="of:=[.Q13]*60" office:value-type="float" office:value="765.866666666667" calcext:value-type="float">
            <text:p>765.87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Tomato 4</text:p>
          </table:table-cell>
          <table:table-cell table:style-name="ce117" office:value-type="float" office:value="360" calcext:value-type="float">
            <text:p>360</text:p>
          </table:table-cell>
          <table:table-cell table:style-name="ce126" office:value-type="float" office:value="3.75" calcext:value-type="float">
            <text:p>3.750</text:p>
          </table:table-cell>
          <table:table-cell table:style-name="ce126" office:value-type="float" office:value="4.75" calcext:value-type="float">
            <text:p>4.750</text:p>
          </table:table-cell>
          <table:table-cell table:style-name="ce129" office:value-type="float" office:value="12" calcext:value-type="float">
            <text:p>12.000</text:p>
          </table:table-cell>
          <table:table-cell table:style-name="ce126"/>
          <table:table-cell table:style-name="ce126" table:formula="of:=[.E15]*[.C15]" office:value-type="float" office:value="45" calcext:value-type="float">
            <text:p>45.000</text:p>
          </table:table-cell>
          <table:table-cell table:style-name="ce126" office:value-type="float" office:value="1.06" calcext:value-type="float">
            <text:p>1.060</text:p>
          </table:table-cell>
          <table:table-cell table:style-name="ce126" table:formula="of:=[.G15]*[.H15]" office:value-type="float" office:value="47.7" calcext:value-type="float">
            <text:p>47.700</text:p>
          </table:table-cell>
          <table:table-cell table:style-name="ce126"/>
          <table:table-cell table:style-name="ce134" office:value-type="float" office:value="3" calcext:value-type="float">
            <text:p>3.000</text:p>
          </table:table-cell>
          <table:table-cell table:style-name="ce134" office:value-type="float" office:value="0.24" calcext:value-type="float">
            <text:p>0.240</text:p>
          </table:table-cell>
          <table:table-cell table:style-name="ce126" table:formula="of:=([.L15] * [.I15]) - [.K15]" office:value-type="float" office:value="8.448" calcext:value-type="float">
            <text:p>8.448</text:p>
          </table:table-cell>
          <table:table-cell table:style-name="ce137" table:formula="of:=[.M15]/([.E15]*[.H15])" office:value-type="float" office:value="0.664150943396226" calcext:value-type="float">
            <text:p>0.664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15]*[.O15]" office:value-type="float" office:value="42.5056603773585" calcext:value-type="float">
            <text:p>42.506</text:p>
          </table:table-cell>
          <table:table-cell table:style-name="ce143" table:formula="of:=[.P15]/[.B15] * 60" office:value-type="float" office:value="7.08427672955975" calcext:value-type="float">
            <text:p>7.084</text:p>
          </table:table-cell>
          <table:table-cell table:style-name="ce121"/>
          <table:table-cell table:style-name="ce146" table:formula="of:=20/[.N15]" office:value-type="float" office:value="30.1136363636364" calcext:value-type="float">
            <text:p>30.11</text:p>
          </table:table-cell>
          <table:table-cell table:style-name="ce149" table:formula="of:=[.Q15]*60" office:value-type="float" office:value="425.056603773585" calcext:value-type="float">
            <text:p>425.06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Cabbage 3</text:p>
          </table:table-cell>
          <table:table-cell table:style-name="ce117" office:value-type="float" office:value="372" calcext:value-type="float">
            <text:p>372</text:p>
          </table:table-cell>
          <table:table-cell table:style-name="ce126" office:value-type="float" office:value="1.5" calcext:value-type="float">
            <text:p>1.500</text:p>
          </table:table-cell>
          <table:table-cell table:style-name="ce126" office:value-type="float" office:value="2.5" calcext:value-type="float">
            <text:p>2.500</text:p>
          </table:table-cell>
          <table:table-cell table:style-name="ce129" office:value-type="float" office:value="4" calcext:value-type="float">
            <text:p>4.000</text:p>
          </table:table-cell>
          <table:table-cell table:style-name="ce126"/>
          <table:table-cell table:style-name="ce126" table:formula="of:=[.E17]*[.C17]" office:value-type="float" office:value="6" calcext:value-type="float">
            <text:p>6.000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17]*[.H17]" office:value-type="float" office:value="6.78" calcext:value-type="float">
            <text:p>6.780</text:p>
          </table:table-cell>
          <table:table-cell table:style-name="ce126"/>
          <table:table-cell table:style-name="ce134" office:value-type="float" office:value="3.2" calcext:value-type="float">
            <text:p>3.200</text:p>
          </table:table-cell>
          <table:table-cell table:style-name="ce134" office:value-type="float" office:value="0.85" calcext:value-type="float">
            <text:p>0.850</text:p>
          </table:table-cell>
          <table:table-cell table:style-name="ce126" table:formula="of:=([.L17] * [.I17]) - [.K17]" office:value-type="float" office:value="2.563" calcext:value-type="float">
            <text:p>2.563</text:p>
          </table:table-cell>
          <table:table-cell table:style-name="ce137" table:formula="of:=[.M17]/([.E17]*[.H17])" office:value-type="float" office:value="0.567035398230088" calcext:value-type="float">
            <text:p>0.567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17]*[.O17]" office:value-type="float" office:value="36.2902654867257" calcext:value-type="float">
            <text:p>36.290</text:p>
          </table:table-cell>
          <table:table-cell table:style-name="ce143" table:formula="of:=[.P17]/[.B17] * 60" office:value-type="float" office:value="5.85326862689124" calcext:value-type="float">
            <text:p>5.853</text:p>
          </table:table-cell>
          <table:table-cell table:style-name="ce121"/>
          <table:table-cell table:style-name="ce146" table:formula="of:=20/[.N17]" office:value-type="float" office:value="35.2711666016387" calcext:value-type="float">
            <text:p>35.27</text:p>
          </table:table-cell>
          <table:table-cell table:style-name="ce149" table:formula="of:=[.Q17]*60" office:value-type="float" office:value="351.196117613474" calcext:value-type="float">
            <text:p>351.20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Cabbage 4</text:p>
          </table:table-cell>
          <table:table-cell table:style-name="ce117" office:value-type="float" office:value="472" calcext:value-type="float">
            <text:p>472</text:p>
          </table:table-cell>
          <table:table-cell table:style-name="ce126" office:value-type="float" office:value="2.33333333333333" calcext:value-type="float">
            <text:p>2.333</text:p>
          </table:table-cell>
          <table:table-cell table:style-name="ce126" office:value-type="float" office:value="3.33333333333333" calcext:value-type="float">
            <text:p>3.333</text:p>
          </table:table-cell>
          <table:table-cell table:style-name="ce129" office:value-type="float" office:value="4" calcext:value-type="float">
            <text:p>4.000</text:p>
          </table:table-cell>
          <table:table-cell table:style-name="ce126"/>
          <table:table-cell table:style-name="ce126" table:formula="of:=[.E18]*[.C18]" office:value-type="float" office:value="9.33333333333332" calcext:value-type="float">
            <text:p>9.333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18]*[.H18]" office:value-type="float" office:value="10.5466666666667" calcext:value-type="float">
            <text:p>10.547</text:p>
          </table:table-cell>
          <table:table-cell table:style-name="ce126"/>
          <table:table-cell table:style-name="ce134" office:value-type="float" office:value="3.2" calcext:value-type="float">
            <text:p>3.200</text:p>
          </table:table-cell>
          <table:table-cell table:style-name="ce134" office:value-type="float" office:value="0.85" calcext:value-type="float">
            <text:p>0.850</text:p>
          </table:table-cell>
          <table:table-cell table:style-name="ce126" table:formula="of:=([.L18] * [.I18]) - [.K18]" office:value-type="float" office:value="5.76466666666669" calcext:value-type="float">
            <text:p>5.765</text:p>
          </table:table-cell>
          <table:table-cell table:style-name="ce137" table:formula="of:=[.M18]/([.E18]*[.H18])" office:value-type="float" office:value="1.27536873156343" calcext:value-type="float">
            <text:p>1.275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18]*[.O18]" office:value-type="float" office:value="81.6235988200594" calcext:value-type="float">
            <text:p>81.624</text:p>
          </table:table-cell>
          <table:table-cell table:style-name="ce143" table:formula="of:=[.P18]/[.B18] * 60" office:value-type="float" office:value="10.3758812059398" calcext:value-type="float">
            <text:p>10.376</text:p>
          </table:table-cell>
          <table:table-cell table:style-name="ce121"/>
          <table:table-cell table:style-name="ce146" table:formula="of:=20/[.N18]" office:value-type="float" office:value="15.68173933156" calcext:value-type="float">
            <text:p>15.68</text:p>
          </table:table-cell>
          <table:table-cell table:style-name="ce149" table:formula="of:=[.Q18]*60" office:value-type="float" office:value="622.552872356385" calcext:value-type="float">
            <text:p>622.55</text:p>
          </table:table-cell>
          <table:table-cell table:style-name="ce121" table:number-columns-repeated="44"/>
        </table:table-row>
        <table:table-row table:style-name="ro2">
          <table:table-cell table:style-name="ce120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Blueberry 4</text:p>
          </table:table-cell>
          <table:table-cell table:style-name="ce121" office:value-type="float" office:value="362" calcext:value-type="float">
            <text:p>362</text:p>
          </table:table-cell>
          <table:table-cell table:style-name="ce126" office:value-type="float" office:value="3.55555555555556" calcext:value-type="float">
            <text:p>3.556</text:p>
          </table:table-cell>
          <table:table-cell table:style-name="ce126" office:value-type="float" office:value="4.55555555555556" calcext:value-type="float">
            <text:p>4.556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20]*[.C20]" office:value-type="float" office:value="10.6666666666667" calcext:value-type="float">
            <text:p>10.667</text:p>
          </table:table-cell>
          <table:table-cell table:style-name="ce126" office:value-type="float" office:value="1.09" calcext:value-type="float">
            <text:p>1.090</text:p>
          </table:table-cell>
          <table:table-cell table:style-name="ce126" table:formula="of:=[.G20]*[.H20]" office:value-type="float" office:value="11.6266666666667" calcext:value-type="float">
            <text:p>11.627</text:p>
          </table:table-cell>
          <table:table-cell table:style-name="ce126"/>
          <table:table-cell table:style-name="ce134" office:value-type="float" office:value="4" calcext:value-type="float">
            <text:p>4.000</text:p>
          </table:table-cell>
          <table:table-cell table:style-name="ce134" office:value-type="float" office:value="0.9" calcext:value-type="float">
            <text:p>0.900</text:p>
          </table:table-cell>
          <table:table-cell table:style-name="ce126" table:formula="of:=([.L20] * [.I20]) - [.K20]" office:value-type="float" office:value="6.46400000000003" calcext:value-type="float">
            <text:p>6.464</text:p>
          </table:table-cell>
          <table:table-cell table:style-name="ce137" table:formula="of:=[.M20]/([.E20]*[.H20])" office:value-type="float" office:value="1.97675840978594" calcext:value-type="float">
            <text:p>1.977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20]*[.O20]" office:value-type="float" office:value="126.5125382263" calcext:value-type="float">
            <text:p>126.513</text:p>
          </table:table-cell>
          <table:table-cell table:style-name="ce143" table:formula="of:=[.P20]/[.B20] * 60" office:value-type="float" office:value="20.9689289877846" calcext:value-type="float">
            <text:p>20.969</text:p>
          </table:table-cell>
          <table:table-cell table:style-name="ce121"/>
          <table:table-cell table:style-name="ce146" table:formula="of:=20/[.N20]" office:value-type="float" office:value="10.1175742574257" calcext:value-type="float">
            <text:p>10.12</text:p>
          </table:table-cell>
          <table:table-cell table:style-name="ce149" table:formula="of:=[.Q20]*60" office:value-type="float" office:value="1258.13573926707" calcext:value-type="float">
            <text:p>1,258.14</text:p>
          </table:table-cell>
          <table:table-cell table:style-name="ce121" table:number-columns-repeated="44"/>
        </table:table-row>
        <table:table-row table:style-name="ro2">
          <table:table-cell table:style-name="ce120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Turnip 4</text:p>
          </table:table-cell>
          <table:table-cell table:style-name="ce121" office:value-type="float" office:value="380" calcext:value-type="float">
            <text:p>38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office:value-type="float" office:value="1.5" calcext:value-type="float">
            <text:p>1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22]*[.C22]" office:value-type="float" office:value="1" calcext:value-type="float">
            <text:p>1.000</text:p>
          </table:table-cell>
          <table:table-cell table:style-name="ce126" office:value-type="float" office:value="2.94" calcext:value-type="float">
            <text:p>2.940</text:p>
          </table:table-cell>
          <table:table-cell table:style-name="ce126" table:formula="of:=[.G22]*[.H22]" office:value-type="float" office:value="2.94" calcext:value-type="float">
            <text:p>2.940</text:p>
          </table:table-cell>
          <table:table-cell table:style-name="ce126"/>
          <table:table-cell table:style-name="ce134" office:value-type="float" office:value="3.7" calcext:value-type="float">
            <text:p>3.700</text:p>
          </table:table-cell>
          <table:table-cell table:style-name="ce134" office:value-type="float" office:value="2.9" calcext:value-type="float">
            <text:p>2.900</text:p>
          </table:table-cell>
          <table:table-cell table:style-name="ce126" table:formula="of:=([.L22] * [.I22]) - [.K22]" office:value-type="float" office:value="4.826" calcext:value-type="float">
            <text:p>4.826</text:p>
          </table:table-cell>
          <table:table-cell table:style-name="ce137" table:formula="of:=[.M22]/([.E22]*[.H22])" office:value-type="float" office:value="1.64149659863946" calcext:value-type="float">
            <text:p>1.641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22]*[.O22]" office:value-type="float" office:value="105.055782312925" calcext:value-type="float">
            <text:p>105.056</text:p>
          </table:table-cell>
          <table:table-cell table:style-name="ce143" table:formula="of:=[.P22]/[.B22] * 60" office:value-type="float" office:value="16.5877551020408" calcext:value-type="float">
            <text:p>16.588</text:p>
          </table:table-cell>
          <table:table-cell table:style-name="ce121"/>
          <table:table-cell table:style-name="ce146" table:formula="of:=20/[.N22]" office:value-type="float" office:value="12.1840033153751" calcext:value-type="float">
            <text:p>12.18</text:p>
          </table:table-cell>
          <table:table-cell table:style-name="ce149" table:formula="of:=[.Q22]*60" office:value-type="float" office:value="995.265306122449" calcext:value-type="float">
            <text:p>995.27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Chili 3</text:p>
          </table:table-cell>
          <table:table-cell table:style-name="ce123" office:value-type="float" office:value="480" calcext:value-type="float">
            <text:p>480</text:p>
          </table:table-cell>
          <table:table-cell table:style-name="ce126" office:value-type="float" office:value="1.8" calcext:value-type="float">
            <text:p>1.800</text:p>
          </table:table-cell>
          <table:table-cell table:style-name="ce126" office:value-type="float" office:value="2.8" calcext:value-type="float">
            <text:p>2.800</text:p>
          </table:table-cell>
          <table:table-cell table:style-name="ce129" office:value-type="float" office:value="2" calcext:value-type="float">
            <text:p>2.000</text:p>
          </table:table-cell>
          <table:table-cell table:style-name="ce126"/>
          <table:table-cell table:style-name="ce126" table:formula="of:=[.E24]*[.C24]" office:value-type="float" office:value="3.6" calcext:value-type="float">
            <text:p>3.600</text:p>
          </table:table-cell>
          <table:table-cell table:style-name="ce126" office:value-type="float" office:value="1.25" calcext:value-type="float">
            <text:p>1.250</text:p>
          </table:table-cell>
          <table:table-cell table:style-name="ce126" table:formula="of:=[.G24]*[.H24]" office:value-type="float" office:value="4.5" calcext:value-type="float">
            <text:p>4.500</text:p>
          </table:table-cell>
          <table:table-cell table:style-name="ce126"/>
          <table:table-cell table:style-name="ce134" office:value-type="float" office:value="2.6" calcext:value-type="float">
            <text:p>2.600</text:p>
          </table:table-cell>
          <table:table-cell table:style-name="ce134" office:value-type="float" office:value="0.72" calcext:value-type="float">
            <text:p>0.720</text:p>
          </table:table-cell>
          <table:table-cell table:style-name="ce126" table:formula="of:=([.L24] * [.I24]) - [.K24]" office:value-type="float" office:value="0.64" calcext:value-type="float">
            <text:p>0.640</text:p>
          </table:table-cell>
          <table:table-cell table:style-name="ce137" table:formula="of:=[.M24]/([.E24]*[.H24])" office:value-type="float" office:value="0.256" calcext:value-type="float">
            <text:p>0.256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24]*[.O24]" office:value-type="float" office:value="30.976" calcext:value-type="float">
            <text:p>30.976</text:p>
          </table:table-cell>
          <table:table-cell table:style-name="ce143" table:formula="of:=[.P24]/[.B24] * 60" office:value-type="float" office:value="3.872" calcext:value-type="float">
            <text:p>3.872</text:p>
          </table:table-cell>
          <table:table-cell table:style-name="ce121"/>
          <table:table-cell table:style-name="ce146" table:formula="of:=20/[.N24]" office:value-type="float" office:value="78.125" calcext:value-type="float">
            <text:p>78.13</text:p>
          </table:table-cell>
          <table:table-cell table:style-name="ce149" table:formula="of:=[.Q24]*60" office:value-type="float" office:value="232.32" calcext:value-type="float">
            <text:p>232.32</text:p>
          </table:table-cell>
          <table:table-cell table:style-name="ce121" table:number-columns-repeated="44"/>
        </table:table-row>
        <table:table-row table:style-name="ro2">
          <table:table-cell table:style-name="ce121" office:value-type="string" calcext:value-type="string">
            <text:p>Chili 4</text:p>
          </table:table-cell>
          <table:table-cell table:style-name="ce123" office:value-type="float" office:value="640" calcext:value-type="float">
            <text:p>640</text:p>
          </table:table-cell>
          <table:table-cell table:style-name="ce126" office:value-type="float" office:value="3.16666666666667" calcext:value-type="float">
            <text:p>3.167</text:p>
          </table:table-cell>
          <table:table-cell table:style-name="ce126" office:value-type="float" office:value="4.16666666666667" calcext:value-type="float">
            <text:p>4.167</text:p>
          </table:table-cell>
          <table:table-cell table:style-name="ce129" office:value-type="float" office:value="2" calcext:value-type="float">
            <text:p>2.000</text:p>
          </table:table-cell>
          <table:table-cell table:style-name="ce126"/>
          <table:table-cell table:style-name="ce126" table:formula="of:=[.E25]*[.C25]" office:value-type="float" office:value="6.33333333333334" calcext:value-type="float">
            <text:p>6.333</text:p>
          </table:table-cell>
          <table:table-cell table:style-name="ce126" office:value-type="float" office:value="1.25" calcext:value-type="float">
            <text:p>1.250</text:p>
          </table:table-cell>
          <table:table-cell table:style-name="ce126" table:formula="of:=[.G25]*[.H25]" office:value-type="float" office:value="7.91666666666668" calcext:value-type="float">
            <text:p>7.917</text:p>
          </table:table-cell>
          <table:table-cell table:style-name="ce126"/>
          <table:table-cell table:style-name="ce134" office:value-type="float" office:value="2.6" calcext:value-type="float">
            <text:p>2.600</text:p>
          </table:table-cell>
          <table:table-cell table:style-name="ce134" office:value-type="float" office:value="0.72" calcext:value-type="float">
            <text:p>0.720</text:p>
          </table:table-cell>
          <table:table-cell table:style-name="ce126" table:formula="of:=([.L25] * [.I25]) - [.K25]" office:value-type="float" office:value="3.10000000000001" calcext:value-type="float">
            <text:p>3.100</text:p>
          </table:table-cell>
          <table:table-cell table:style-name="ce137" table:formula="of:=[.M25]/([.E25]*[.H25])" office:value-type="float" office:value="1.24" calcext:value-type="float">
            <text:p>1.24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25]*[.O25]" office:value-type="float" office:value="150.04" calcext:value-type="float">
            <text:p>150.040</text:p>
          </table:table-cell>
          <table:table-cell table:style-name="ce143" table:formula="of:=[.P25]/[.B25] * 60" office:value-type="float" office:value="14.06625" calcext:value-type="float">
            <text:p>14.066</text:p>
          </table:table-cell>
          <table:table-cell table:style-name="ce121"/>
          <table:table-cell table:style-name="ce146" table:formula="of:=20/[.N25]" office:value-type="float" office:value="16.1290322580645" calcext:value-type="float">
            <text:p>16.13</text:p>
          </table:table-cell>
          <table:table-cell table:style-name="ce149" table:formula="of:=[.Q25]*60" office:value-type="float" office:value="843.975000000003" calcext:value-type="float">
            <text:p>843.98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Wheat 4</text:p>
          </table:table-cell>
          <table:table-cell table:style-name="ce123" office:value-type="float" office:value="410" calcext:value-type="float">
            <text:p>410</text:p>
          </table:table-cell>
          <table:table-cell table:style-name="ce126" office:value-type="float" office:value="2.25" calcext:value-type="float">
            <text:p>2.250</text:p>
          </table:table-cell>
          <table:table-cell table:style-name="ce126" office:value-type="float" office:value="3.5" calcext:value-type="float">
            <text:p>3.500</text:p>
          </table:table-cell>
          <table:table-cell table:style-name="ce129" office:value-type="float" office:value="4" calcext:value-type="float">
            <text:p>4.000</text:p>
          </table:table-cell>
          <table:table-cell table:style-name="ce126"/>
          <table:table-cell table:style-name="ce126" table:formula="of:=[.E27]*[.C27]" office:value-type="float" office:value="9" calcext:value-type="float">
            <text:p>9.000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27]*[.H27]" office:value-type="float" office:value="10.17" calcext:value-type="float">
            <text:p>10.170</text:p>
          </table:table-cell>
          <table:table-cell table:style-name="ce126"/>
          <table:table-cell table:style-name="ce134" office:value-type="float" office:value="0.8" calcext:value-type="float">
            <text:p>0.800</text:p>
          </table:table-cell>
          <table:table-cell table:style-name="ce134" office:value-type="float" office:value="0.2" calcext:value-type="float">
            <text:p>0.200</text:p>
          </table:table-cell>
          <table:table-cell table:style-name="ce126" table:formula="of:=([.L27] * [.I27]) - [.K27]" office:value-type="float" office:value="1.234" calcext:value-type="float">
            <text:p>1.234</text:p>
          </table:table-cell>
          <table:table-cell table:style-name="ce137" table:formula="of:=[.M27]/([.E27]*[.H27])" office:value-type="float" office:value="0.273008849557522" calcext:value-type="float">
            <text:p>0.273</text:p>
          </table:table-cell>
          <table:table-cell table:style-name="ce126" office:value-type="float" office:value="256" calcext:value-type="float">
            <text:p>256.000</text:p>
          </table:table-cell>
          <table:table-cell table:style-name="ce140" table:formula="of:=[.N27]*[.O27]" office:value-type="float" office:value="69.8902654867257" calcext:value-type="float">
            <text:p>69.890</text:p>
          </table:table-cell>
          <table:table-cell table:style-name="ce143" table:formula="of:=[.P27]/[.B27] * 60" office:value-type="float" office:value="10.2278437297647" calcext:value-type="float">
            <text:p>10.228</text:p>
          </table:table-cell>
          <table:table-cell table:style-name="ce121"/>
          <table:table-cell table:style-name="ce146" table:formula="of:=20/[.N27]" office:value-type="float" office:value="73.257698541329" calcext:value-type="float">
            <text:p>73.26</text:p>
          </table:table-cell>
          <table:table-cell table:style-name="ce149" table:formula="of:=[.Q27]*60" office:value-type="float" office:value="613.670623785884" calcext:value-type="float">
            <text:p>613.67</text:p>
          </table:table-cell>
          <table:table-cell table:style-name="ce121" table:number-columns-repeated="44"/>
        </table:table-row>
        <table:table-row table:style-name="ro2">
          <table:table-cell table:style-name="ce121" office:value-type="string" calcext:value-type="string">
            <text:p>Wheat 5</text:p>
          </table:table-cell>
          <table:table-cell table:style-name="ce123" office:value-type="float" office:value="570" calcext:value-type="float">
            <text:p>570</text:p>
          </table:table-cell>
          <table:table-cell table:style-name="ce126" office:value-type="float" office:value="3.8" calcext:value-type="float">
            <text:p>3.800</text:p>
          </table:table-cell>
          <table:table-cell table:style-name="ce126" office:value-type="float" office:value="5.05" calcext:value-type="float">
            <text:p>5.050</text:p>
          </table:table-cell>
          <table:table-cell table:style-name="ce129" office:value-type="float" office:value="4" calcext:value-type="float">
            <text:p>4.000</text:p>
          </table:table-cell>
          <table:table-cell table:style-name="ce126"/>
          <table:table-cell table:style-name="ce126" table:formula="of:=[.E28]*[.C28]" office:value-type="float" office:value="15.2" calcext:value-type="float">
            <text:p>15.200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28]*[.H28]" office:value-type="float" office:value="17.176" calcext:value-type="float">
            <text:p>17.176</text:p>
          </table:table-cell>
          <table:table-cell table:style-name="ce126"/>
          <table:table-cell table:style-name="ce134" office:value-type="float" office:value="0.8" calcext:value-type="float">
            <text:p>0.800</text:p>
          </table:table-cell>
          <table:table-cell table:style-name="ce134" office:value-type="float" office:value="0.2" calcext:value-type="float">
            <text:p>0.200</text:p>
          </table:table-cell>
          <table:table-cell table:style-name="ce126" table:formula="of:=([.L28] * [.I28]) - [.K28]" office:value-type="float" office:value="2.6352" calcext:value-type="float">
            <text:p>2.635</text:p>
          </table:table-cell>
          <table:table-cell table:style-name="ce137" table:formula="of:=[.M28]/([.E28]*[.H28])" office:value-type="float" office:value="0.583008849557522" calcext:value-type="float">
            <text:p>0.583</text:p>
          </table:table-cell>
          <table:table-cell table:style-name="ce126" office:value-type="float" office:value="256" calcext:value-type="float">
            <text:p>256.000</text:p>
          </table:table-cell>
          <table:table-cell table:style-name="ce140" table:formula="of:=[.N28]*[.O28]" office:value-type="float" office:value="149.250265486726" calcext:value-type="float">
            <text:p>149.250</text:p>
          </table:table-cell>
          <table:table-cell table:style-name="ce143" table:formula="of:=[.P28]/[.B28] * 60" office:value-type="float" office:value="15.7105542617606" calcext:value-type="float">
            <text:p>15.711</text:p>
          </table:table-cell>
          <table:table-cell table:style-name="ce121"/>
          <table:table-cell table:style-name="ce146" table:formula="of:=20/[.N28]" office:value-type="float" office:value="34.3047965998786" calcext:value-type="float">
            <text:p>34.30</text:p>
          </table:table-cell>
          <table:table-cell table:style-name="ce149" table:formula="of:=[.Q28]*60" office:value-type="float" office:value="942.633255705636" calcext:value-type="float">
            <text:p>942.63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Portobello 3</text:p>
          </table:table-cell>
          <table:table-cell table:style-name="ce123" office:value-type="float" office:value="240" calcext:value-type="float">
            <text:p>24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office:value-type="float" office:value="1.5" calcext:value-type="float">
            <text:p>1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30]*[.C30]" office:value-type="float" office:value="1" calcext:value-type="float">
            <text:p>1.000</text:p>
          </table:table-cell>
          <table:table-cell table:style-name="ce126" office:value-type="float" office:value="3.333" calcext:value-type="float">
            <text:p>3.333</text:p>
          </table:table-cell>
          <table:table-cell table:style-name="ce126" table:formula="of:=[.G30]*[.H30]" office:value-type="float" office:value="3.333" calcext:value-type="float">
            <text:p>3.333</text:p>
          </table:table-cell>
          <table:table-cell table:style-name="ce126"/>
          <table:table-cell table:number-columns-repeated="2" table:style-name="ce134" office:value-type="float" office:value="3" calcext:value-type="float">
            <text:p>3.000</text:p>
          </table:table-cell>
          <table:table-cell table:style-name="ce126" table:formula="of:=([.L30] * [.I30]) - [.K30]" office:value-type="float" office:value="6.999" calcext:value-type="float">
            <text:p>6.999</text:p>
          </table:table-cell>
          <table:table-cell table:style-name="ce137" table:formula="of:=[.M30]/([.E30]*[.H30])" office:value-type="float" office:value="2.0999099909991" calcext:value-type="float">
            <text:p>2.10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30]*[.O30]" office:value-type="float" office:value="254.089108910891" calcext:value-type="float">
            <text:p>254.089</text:p>
          </table:table-cell>
          <table:table-cell table:style-name="ce143" table:formula="of:=[.P30]/[.B30] * 60" office:value-type="float" office:value="63.5222772277228" calcext:value-type="float">
            <text:p>63.522</text:p>
          </table:table-cell>
          <table:table-cell table:style-name="ce121"/>
          <table:table-cell table:style-name="ce146" table:formula="of:=20/[.N30]" office:value-type="float" office:value="9.5242177453922" calcext:value-type="float">
            <text:p>9.52</text:p>
          </table:table-cell>
          <table:table-cell table:style-name="ce149" table:formula="of:=[.Q30]*60" office:value-type="float" office:value="3811.33663366337" calcext:value-type="float">
            <text:p>3,811.34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Cactus 7</text:p>
          </table:table-cell>
          <table:table-cell table:style-name="ce123" office:value-type="float" office:value="320" calcext:value-type="float">
            <text:p>320</text:p>
          </table:table-cell>
          <table:table-cell table:style-name="ce126" office:value-type="float" office:value="3.5" calcext:value-type="float">
            <text:p>3.500</text:p>
          </table:table-cell>
          <table:table-cell table:style-name="ce126" office:value-type="float" office:value="4.75" calcext:value-type="float">
            <text:p>4.750</text:p>
          </table:table-cell>
          <table:table-cell table:style-name="ce129" table:formula="of:=[$plantData.S83]" office:value-type="float" office:value="15" calcext:value-type="float">
            <text:p>15.000</text:p>
          </table:table-cell>
          <table:table-cell table:style-name="ce126"/>
          <table:table-cell table:style-name="ce126" table:formula="of:=[.E32]*[.C32]" office:value-type="float" office:value="52.5" calcext:value-type="float">
            <text:p>52.5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2]*[.H32]" office:value-type="float" office:value="52.5" calcext:value-type="float">
            <text:p>52.500</text:p>
          </table:table-cell>
          <table:table-cell table:style-name="ce126"/>
          <table:table-cell table:style-name="ce134" office:value-type="float" office:value="50" calcext:value-type="float">
            <text:p>50.000</text:p>
          </table:table-cell>
          <table:table-cell table:style-name="ce134" office:value-type="float" office:value="1.2" calcext:value-type="float">
            <text:p>1.200</text:p>
          </table:table-cell>
          <table:table-cell table:style-name="ce126" table:formula="of:=([.L32] * [.I32]) - [.K32]" office:value-type="float" office:value="13" calcext:value-type="float">
            <text:p>13.000</text:p>
          </table:table-cell>
          <table:table-cell table:style-name="ce137" table:formula="of:=[.M32]/([.E32]*[.H32])" office:value-type="float" office:value="0.866666666666667" calcext:value-type="float">
            <text:p>0.867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32]*[.O32]" office:value-type="float" office:value="55.4666666666667" calcext:value-type="float">
            <text:p>55.467</text:p>
          </table:table-cell>
          <table:table-cell table:style-name="ce143" table:formula="of:=[.P32]/[.B32] * 60" office:value-type="float" office:value="10.4" calcext:value-type="float">
            <text:p>10.400</text:p>
          </table:table-cell>
          <table:table-cell table:style-name="ce121"/>
          <table:table-cell table:style-name="ce146" table:formula="of:=20/[.N32]" office:value-type="float" office:value="23.0769230769231" calcext:value-type="float">
            <text:p>23.08</text:p>
          </table:table-cell>
          <table:table-cell table:style-name="ce149" table:formula="of:=[.Q32]*60" office:value-type="float" office:value="624" calcext:value-type="float">
            <text:p>624.00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Watermelon 5</text:p>
          </table:table-cell>
          <table:table-cell table:style-name="ce123" office:value-type="float" office:value="820" calcext:value-type="float">
            <text:p>820</text:p>
          </table:table-cell>
          <table:table-cell table:style-name="ce126" office:value-type="float" office:value="1.4" calcext:value-type="float">
            <text:p>1.400</text:p>
          </table:table-cell>
          <table:table-cell table:style-name="ce126" office:value-type="float" office:value="1.73333333333333" calcext:value-type="float">
            <text:p>1.733</text:p>
          </table:table-cell>
          <table:table-cell table:style-name="ce129" table:formula="of:=[$plantData.S91]" office:value-type="float" office:value="8" calcext:value-type="float">
            <text:p>8.000</text:p>
          </table:table-cell>
          <table:table-cell table:style-name="ce126"/>
          <table:table-cell table:style-name="ce126" table:formula="of:=[.E34]*[.C34]" office:value-type="float" office:value="11.2" calcext:value-type="float">
            <text:p>11.2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4]*[.H34]" office:value-type="float" office:value="11.2" calcext:value-type="float">
            <text:p>11.200</text:p>
          </table:table-cell>
          <table:table-cell table:style-name="ce126"/>
          <table:table-cell table:style-name="ce134" office:value-type="float" office:value="35" calcext:value-type="float">
            <text:p>35.000</text:p>
          </table:table-cell>
          <table:table-cell table:style-name="ce134" office:value-type="float" office:value="5" calcext:value-type="float">
            <text:p>5.000</text:p>
          </table:table-cell>
          <table:table-cell table:style-name="ce126" table:formula="of:=([.L34] * [.I34]) - [.K34]" office:value-type="float" office:value="21" calcext:value-type="float">
            <text:p>21.000</text:p>
          </table:table-cell>
          <table:table-cell table:style-name="ce137" table:formula="of:=[.M34]/([.E34]*[.H34])" office:value-type="float" office:value="2.625" calcext:value-type="float">
            <text:p>2.625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34]*[.O34]" office:value-type="float" office:value="168" calcext:value-type="float">
            <text:p>168.000</text:p>
          </table:table-cell>
          <table:table-cell table:style-name="ce143" table:formula="of:=[.P34]/[.B34] * 60" office:value-type="float" office:value="12.2926829268293" calcext:value-type="float">
            <text:p>12.293</text:p>
          </table:table-cell>
          <table:table-cell table:style-name="ce121"/>
          <table:table-cell table:style-name="ce146" table:formula="of:=20/[.N34]" office:value-type="float" office:value="7.61904761904762" calcext:value-type="float">
            <text:p>7.62</text:p>
          </table:table-cell>
          <table:table-cell table:style-name="ce149" table:formula="of:=[.Q34]*60" office:value-type="float" office:value="737.560975609756" calcext:value-type="float">
            <text:p>737.56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Apple 12</text:p>
          </table:table-cell>
          <table:table-cell table:style-name="ce123" table:formula="of:=1200 + 15*60" office:value-type="float" office:value="2100" calcext:value-type="float">
            <text:p>2100</text:p>
          </table:table-cell>
          <table:table-cell table:style-name="ce126" table:formula="of:=AVERAGE(9; 10; 11; 12; 13; 14; 15)" office:value-type="float" office:value="12" calcext:value-type="float">
            <text:p>12.000</text:p>
          </table:table-cell>
          <table:table-cell table:style-name="ce126" office:value-type="float" office:value="15" calcext:value-type="float">
            <text:p>15.000</text:p>
          </table:table-cell>
          <table:table-cell table:style-name="ce129" table:formula="of:=[$plantData.S128]" office:value-type="float" office:value="70" calcext:value-type="float">
            <text:p>70.000</text:p>
          </table:table-cell>
          <table:table-cell table:style-name="ce126"/>
          <table:table-cell table:style-name="ce126" table:formula="of:=[.E36]*[.C36]" office:value-type="float" office:value="840" calcext:value-type="float">
            <text:p>84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6]*[.H36]" office:value-type="float" office:value="840" calcext:value-type="float">
            <text:p>840.000</text:p>
          </table:table-cell>
          <table:table-cell table:style-name="ce126"/>
          <table:table-cell table:style-name="ce134" office:value-type="float" office:value="600" calcext:value-type="float">
            <text:p>600.000</text:p>
          </table:table-cell>
          <table:table-cell table:style-name="ce134" office:value-type="float" office:value="2.2" calcext:value-type="float">
            <text:p>2.200</text:p>
          </table:table-cell>
          <table:table-cell table:style-name="ce126" table:formula="of:=([.L36] * [.I36]) - [.K36]" office:value-type="float" office:value="1248" calcext:value-type="float">
            <text:p>1,248.000</text:p>
          </table:table-cell>
          <table:table-cell table:style-name="ce137" table:formula="of:=[.M36]/([.E36]*[.H36])" office:value-type="float" office:value="17.8285714285714" calcext:value-type="float">
            <text:p>17.829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36]*[.O36]" office:value-type="float" office:value="285.257142857143" calcext:value-type="float">
            <text:p>285.257</text:p>
          </table:table-cell>
          <table:table-cell table:style-name="ce143" table:formula="of:=[.P36]/[.B36] * 60" office:value-type="float" office:value="8.15020408163266" calcext:value-type="float">
            <text:p>8.150</text:p>
          </table:table-cell>
          <table:table-cell table:style-name="ce121"/>
          <table:table-cell table:style-name="ce146" table:formula="of:=20/[.N36]" office:value-type="float" office:value="1.12179487179487" calcext:value-type="float">
            <text:p>1.12</text:p>
          </table:table-cell>
          <table:table-cell table:style-name="ce149" table:formula="of:=[.Q36]*60" office:value-type="float" office:value="489.012244897959" calcext:value-type="float">
            <text:p>489.01</text:p>
          </table:table-cell>
          <table:table-cell table:style-name="ce121" table:number-columns-repeated="44"/>
        </table:table-row>
        <table:table-row table:style-name="ro2">
          <table:table-cell table:style-name="ce121" office:value-type="string" calcext:value-type="string">
            <text:p>Apple 22</text:p>
          </table:table-cell>
          <table:table-cell table:style-name="ce123" table:formula="of:=1200 + 15*60" office:value-type="float" office:value="2100" calcext:value-type="float">
            <text:p>2100</text:p>
          </table:table-cell>
          <table:table-cell table:style-name="ce126" office:value-type="float" office:value="14" calcext:value-type="float">
            <text:p>14.000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29" table:formula="of:=[$plantData.S132]" office:value-type="float" office:value="70" calcext:value-type="float">
            <text:p>70.000</text:p>
          </table:table-cell>
          <table:table-cell table:style-name="ce126"/>
          <table:table-cell table:style-name="ce126" table:formula="of:=[.E37]*[.C37]" office:value-type="float" office:value="980" calcext:value-type="float">
            <text:p>98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7]*[.H37]" office:value-type="float" office:value="980" calcext:value-type="float">
            <text:p>980.000</text:p>
          </table:table-cell>
          <table:table-cell table:style-name="ce126"/>
          <table:table-cell table:style-name="ce134" office:value-type="float" office:value="600" calcext:value-type="float">
            <text:p>600.000</text:p>
          </table:table-cell>
          <table:table-cell table:style-name="ce134" office:value-type="float" office:value="2.2" calcext:value-type="float">
            <text:p>2.200</text:p>
          </table:table-cell>
          <table:table-cell table:style-name="ce126" table:formula="of:=([.L37] * [.I37]) - [.K37]" office:value-type="float" office:value="1556" calcext:value-type="float">
            <text:p>1,556.000</text:p>
          </table:table-cell>
          <table:table-cell table:style-name="ce137" table:formula="of:=[.M37]/([.E37]*[.H37])" office:value-type="float" office:value="22.2285714285714" calcext:value-type="float">
            <text:p>22.229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37]*[.O37]" office:value-type="float" office:value="355.657142857143" calcext:value-type="float">
            <text:p>355.657</text:p>
          </table:table-cell>
          <table:table-cell table:style-name="ce143" table:formula="of:=[.P37]/[.B37] * 60" office:value-type="float" office:value="10.1616326530612" calcext:value-type="float">
            <text:p>10.162</text:p>
          </table:table-cell>
          <table:table-cell table:style-name="ce121"/>
          <table:table-cell table:style-name="ce146" table:formula="of:=20/[.N37]" office:value-type="float" office:value="0.89974293059126" calcext:value-type="float">
            <text:p>0.90</text:p>
          </table:table-cell>
          <table:table-cell table:style-name="ce149" table:formula="of:=[.Q37]*60" office:value-type="float" office:value="609.697959183673" calcext:value-type="float">
            <text:p>609.70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Mango 11</text:p>
          </table:table-cell>
          <table:table-cell table:style-name="ce123" table:formula="of:=50*60" office:value-type="float" office:value="3000" calcext:value-type="float">
            <text:p>3000</text:p>
          </table:table-cell>
          <table:table-cell table:style-name="ce126" office:value-type="float" office:value="13.5" calcext:value-type="float">
            <text:p>13.500</text:p>
          </table:table-cell>
          <table:table-cell table:style-name="ce126" office:value-type="float" office:value="15.5" calcext:value-type="float">
            <text:p>15.500</text:p>
          </table:table-cell>
          <table:table-cell table:style-name="ce129" table:formula="of:=[$plantData.S146]" office:value-type="float" office:value="70" calcext:value-type="float">
            <text:p>70.000</text:p>
          </table:table-cell>
          <table:table-cell table:style-name="ce126" office:value-type="string" calcext:value-type="string">
            <text:p>20 20</text:p>
          </table:table-cell>
          <table:table-cell table:style-name="ce126" table:formula="of:=[.E39]*[.C39]" office:value-type="float" office:value="945" calcext:value-type="float">
            <text:p>945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9]*[.H39]" office:value-type="float" office:value="945" calcext:value-type="float">
            <text:p>945.000</text:p>
          </table:table-cell>
          <table:table-cell table:style-name="ce126"/>
          <table:table-cell table:style-name="ce134" office:value-type="float" office:value="900" calcext:value-type="float">
            <text:p>900.000</text:p>
          </table:table-cell>
          <table:table-cell table:style-name="ce134" office:value-type="float" office:value="5.1" calcext:value-type="float">
            <text:p>5.100</text:p>
          </table:table-cell>
          <table:table-cell table:style-name="ce126" table:formula="of:=([.L39] * [.I39]) - [.K39]" office:value-type="float" office:value="3919.5" calcext:value-type="float">
            <text:p>3,919.500</text:p>
          </table:table-cell>
          <table:table-cell table:style-name="ce137" table:formula="of:=[.M39]/([.E39]*[.H39])" office:value-type="float" office:value="55.9928571428571" calcext:value-type="float">
            <text:p>55.993</text:p>
          </table:table-cell>
          <table:table-cell table:style-name="ce126" office:value-type="float" office:value="8" calcext:value-type="float">
            <text:p>8.000</text:p>
          </table:table-cell>
          <table:table-cell table:style-name="ce140" table:formula="of:=[.N39]*[.O39]" office:value-type="float" office:value="447.942857142857" calcext:value-type="float">
            <text:p>447.943</text:p>
          </table:table-cell>
          <table:table-cell table:style-name="ce143" table:formula="of:=[.P39]/[.B39] * 60" office:value-type="float" office:value="8.95885714285714" calcext:value-type="float">
            <text:p>8.959</text:p>
          </table:table-cell>
          <table:table-cell table:style-name="ce121"/>
          <table:table-cell table:style-name="ce146" table:formula="of:=20/[.N39]" office:value-type="float" office:value="0.357188416889909" calcext:value-type="float">
            <text:p>0.36</text:p>
          </table:table-cell>
          <table:table-cell table:style-name="ce149" table:formula="of:=[.Q39]*60" office:value-type="float" office:value="537.531428571429" calcext:value-type="float">
            <text:p>537.53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Peach 10</text:p>
          </table:table-cell>
          <table:table-cell table:style-name="ce123" table:formula="of:=41*60+40" office:value-type="float" office:value="2500" calcext:value-type="float">
            <text:p>2500</text:p>
          </table:table-cell>
          <table:table-cell table:style-name="ce126" office:value-type="float" office:value="9" calcext:value-type="float">
            <text:p>9.000</text:p>
          </table:table-cell>
          <table:table-cell table:style-name="ce126" office:value-type="float" office:value="11" calcext:value-type="float">
            <text:p>11.000</text:p>
          </table:table-cell>
          <table:table-cell table:style-name="ce129" table:formula="of:=[$plantData.S159]" office:value-type="float" office:value="100" calcext:value-type="float">
            <text:p>100.000</text:p>
          </table:table-cell>
          <table:table-cell table:style-name="ce126" office:value-type="string" calcext:value-type="string">
            <text:p>30 30</text:p>
          </table:table-cell>
          <table:table-cell table:style-name="ce126" table:formula="of:=[.E41]*[.C41]" office:value-type="float" office:value="900" calcext:value-type="float">
            <text:p>90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41]*[.H41]" office:value-type="float" office:value="900" calcext:value-type="float">
            <text:p>900.000</text:p>
          </table:table-cell>
          <table:table-cell table:style-name="ce126"/>
          <table:table-cell table:style-name="ce134" office:value-type="float" office:value="750" calcext:value-type="float">
            <text:p>750.000</text:p>
          </table:table-cell>
          <table:table-cell table:style-name="ce134" office:value-type="float" office:value="4.5" calcext:value-type="float">
            <text:p>4.500</text:p>
          </table:table-cell>
          <table:table-cell table:style-name="ce126" table:formula="of:=([.L41] * [.I41]) - [.K41]" office:value-type="float" office:value="3300" calcext:value-type="float">
            <text:p>3,300.000</text:p>
          </table:table-cell>
          <table:table-cell table:style-name="ce137" table:formula="of:=[.M41]/([.E41]*[.H41])" office:value-type="float" office:value="33" calcext:value-type="float">
            <text:p>33.000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41]*[.O41]" office:value-type="float" office:value="528" calcext:value-type="float">
            <text:p>528.000</text:p>
          </table:table-cell>
          <table:table-cell table:style-name="ce143" table:formula="of:=[.P41]/[.B41] * 60" office:value-type="float" office:value="12.672" calcext:value-type="float">
            <text:p>12.672</text:p>
          </table:table-cell>
          <table:table-cell table:style-name="ce121"/>
          <table:table-cell table:style-name="ce146" table:formula="of:=20/[.N41]" office:value-type="float" office:value="0.606060606060606" calcext:value-type="float">
            <text:p>0.61</text:p>
          </table:table-cell>
          <table:table-cell table:style-name="ce149" table:formula="of:=[.Q41]*60" office:value-type="float" office:value="760.32" calcext:value-type="float">
            <text:p>760.32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Date 10</text:p>
          </table:table-cell>
          <table:table-cell table:style-name="ce123" table:formula="of:=1300*2" office:value-type="float" office:value="2600" calcext:value-type="float">
            <text:p>2600</text:p>
          </table:table-cell>
          <table:table-cell table:style-name="ce126" office:value-type="float" office:value="9" calcext:value-type="float">
            <text:p>9.000</text:p>
          </table:table-cell>
          <table:table-cell table:style-name="ce126" office:value-type="float" office:value="11" calcext:value-type="float">
            <text:p>11.000</text:p>
          </table:table-cell>
          <table:table-cell table:style-name="ce129" table:formula="of:=[$plantData.S172]" office:value-type="float" office:value="100" calcext:value-type="float">
            <text:p>100.000</text:p>
          </table:table-cell>
          <table:table-cell table:style-name="ce126" office:value-type="string" calcext:value-type="string">
            <text:p>30 30</text:p>
          </table:table-cell>
          <table:table-cell table:style-name="ce126" table:formula="of:=[.E43]*[.C43]" office:value-type="float" office:value="900" calcext:value-type="float">
            <text:p>90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43]*[.H43]" office:value-type="float" office:value="900" calcext:value-type="float">
            <text:p>900.000</text:p>
          </table:table-cell>
          <table:table-cell table:style-name="ce126"/>
          <table:table-cell table:style-name="ce134" office:value-type="float" office:value="1000" calcext:value-type="float">
            <text:p>1,000.000</text:p>
          </table:table-cell>
          <table:table-cell table:style-name="ce134" office:value-type="float" office:value="4.8" calcext:value-type="float">
            <text:p>4.800</text:p>
          </table:table-cell>
          <table:table-cell table:style-name="ce126" table:formula="of:=([.L43] * [.I43]) - [.K43]" office:value-type="float" office:value="3320" calcext:value-type="float">
            <text:p>3,320.000</text:p>
          </table:table-cell>
          <table:table-cell table:style-name="ce137" table:formula="of:=[.M43]/([.E43]*[.H43])" office:value-type="float" office:value="33.2" calcext:value-type="float">
            <text:p>33.200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43]*[.O43]" office:value-type="float" office:value="531.2" calcext:value-type="float">
            <text:p>531.200</text:p>
          </table:table-cell>
          <table:table-cell table:style-name="ce143" table:formula="of:=[.P43]/[.B43] * 60" office:value-type="float" office:value="12.2584615384615" calcext:value-type="float">
            <text:p>12.258</text:p>
          </table:table-cell>
          <table:table-cell table:style-name="ce121"/>
          <table:table-cell table:style-name="ce146" table:formula="of:=20/[.N43]" office:value-type="float" office:value="0.602409638554217" calcext:value-type="float">
            <text:p>0.60</text:p>
          </table:table-cell>
          <table:table-cell table:style-name="ce149" table:formula="of:=[.Q43]*60" office:value-type="float" office:value="735.507692307692" calcext:value-type="float">
            <text:p>735.51</text:p>
          </table:table-cell>
          <table:table-cell table:style-name="ce121" table:number-columns-repeated="44"/>
        </table:table-row>
        <table:table-row table:style-name="ro2">
          <table:table-cell table:number-columns-repeated="64"/>
        </table:table-row>
        <table:table-row table:style-name="ro3" table:number-rows-repeated="2">
          <table:table-cell table:number-columns-repeated="20"/>
          <table:table-cell table:style-name="ce152"/>
          <table:table-cell table:number-columns-repeated="43"/>
        </table:table-row>
        <table:table-row table:style-name="ro2" table:number-rows-repeated="1048529">
          <table:table-cell table:number-columns-repeated="64"/>
        </table:table-row>
        <table:table-row table:style-name="ro2">
          <table:table-cell table:number-columns-repeated="10"/>
          <table:table-cell table:style-name="ce136" table:number-columns-repeated="2"/>
          <table:table-cell table:number-columns-repeated="52"/>
        </table:table-row>
        <calcext:conditional-formats>
          <calcext:conditional-format calcext:target-range-address="harvestRates.N3:harvestRates.N1048576">
            <calcext:color-scale>
              <calcext:color-scale-entry calcext:value="0" calcext:type="number" calcext:color="#ff6d6d"/>
              <calcext:color-scale-entry calcext:value="50" calcext:type="percentile" calcext:color="#ffffa6"/>
              <calcext:color-scale-entry calcext:value="0" calcext:type="maximum" calcext:color="#77bc65"/>
            </calcext:color-scale>
          </calcext:conditional-format>
          <calcext:conditional-format calcext:target-range-address="harvestRates.P1:harvestRates.P1048576">
            <calcext:color-scale>
              <calcext:color-scale-entry calcext:value="0" calcext:type="number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  <calcext:conditional-format calcext:target-range-address="harvestRates.S1:harvestRates.S1048576">
            <calcext:condition calcext:apply-style-name="Bad" calcext:value="&lt;0" calcext:base-cell-address="harvestRates.S1"/>
          </calcext:conditional-format>
          <calcext:conditional-format calcext:target-range-address="harvestRates.E1:harvestRates.E1048576">
            <calcext:color-scale>
              <calcext:color-scale-entry calcext:value="1" calcext:type="number" calcext:color="#dee6ef"/>
              <calcext:color-scale-entry calcext:value="50" calcext:type="percentile" calcext:color="#b4c7dc"/>
              <calcext:color-scale-entry calcext:value="0" calcext:type="maximum" calcext:color="#5983b0"/>
            </calcext:color-scale>
          </calcext:conditional-format>
          <calcext:conditional-format calcext:target-range-address="harvestRates.Q1:harvestRates.Q1048576">
            <calcext:color-scale>
              <calcext:color-scale-entry calcext:value="0" calcext:type="number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4">
      <number:month/>
      <number:text> </number:text>
      <number:day/>
    </number:date-style>
    <number:number-style style:name="N135" number:title="User-defined">
      <number:number number:decimal-places="4" number:min-decimal-places="4" number:min-integer-digits="1" number:grouping="true"/>
    </number:number-style>
    <number:number-style style:name="N136">
      <number:number number:decimal-places="3" number:min-decimal-places="3" number:min-integer-digits="1" number:grouping="true"/>
    </number:number-style>
    <number:number-style style:name="N137">
      <number:number number:decimal-places="3" number:min-decimal-places="3" number:min-integer-digits="1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currency-style style:name="N1013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6">00/00/0000</text:date>, <text:time style:data-style-name="N2" text:time-value="03:26:23.80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7-26T06:40:47.093000000</dc:date>
    <meta:editing-duration>P12DT17H27M56S</meta:editing-duration>
    <meta:editing-cycles>206</meta:editing-cycles>
    <meta:generator>LibreOffice/24.2.5.2$Windows_X86_64 LibreOffice_project/bffef4ea93e59bebbeaf7f431bb02b1a39ee8a59</meta:generator>
    <meta:document-statistic meta:table-count="2" meta:cell-count="1918" meta:object-count="0"/>
  </office:meta>
</office:document-meta>
</file>